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2cm"/>
    </style:style>
    <style:style style:name="co2" style:family="table-column">
      <style:table-column-properties fo:break-before="auto" style:column-width="0.815cm"/>
    </style:style>
    <style:style style:name="co3" style:family="table-column">
      <style:table-column-properties fo:break-before="auto" style:column-width="1.106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0.489cm"/>
    </style:style>
    <style:style style:name="co6" style:family="table-column">
      <style:table-column-properties fo:break-before="auto" style:column-width="0.924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0.889cm"/>
    </style:style>
    <style:style style:name="co12" style:family="table-column">
      <style:table-column-properties fo:break-before="auto" style:column-width="2.124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2.231cm"/>
    </style:style>
    <style:style style:name="co15" style:family="table-column">
      <style:table-column-properties fo:break-before="auto" style:column-width="3.394cm"/>
    </style:style>
    <style:style style:name="co16" style:family="table-column">
      <style:table-column-properties fo:break-before="auto" style:column-width="3.357cm"/>
    </style:style>
    <style:style style:name="co17" style:family="table-column">
      <style:table-column-properties fo:break-before="auto" style:column-width="1.071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ccccc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D_Data" table:style-name="ta1">
        <table:shapes>
          <draw:frame draw:z-index="0" draw:style-name="gr1" draw:text-style-name="P1" svg:width="51.181cm" svg:height="9.004cm" svg:x="0.191cm" svg:y="27.359cm">
            <draw:object draw:notify-on-update-of-ranges="PID_Data.AD1:PID_Data.AD59 PID_Data.C1:PID_Data.H1 PID_Data.J1:PID_Data.J59 PID_Data.AD1:PID_Data.AD59 PID_Data.B1:PID_Data.B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0.952cm" svg:height="8.993cm" svg:x="0.258cm" svg:y="36.615cm">
            <draw:object draw:notify-on-update-of-ranges="PID_Data.AD1:PID_Data.AD59 PID_Data.P1:PID_Data.P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0.952cm" svg:height="8.993cm" svg:x="0.258cm" svg:y="46.097cm">
            <draw:object draw:notify-on-update-of-ranges="PID_Data.AD1:PID_Data.AD59 PID_Data.C1:PID_Data.D1 PID_Data.R1:PID_Data.R5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0.952cm" svg:height="8.993cm" svg:x="0.099cm" svg:y="55.392cm">
            <draw:object draw:notify-on-update-of-ranges="PID_Data.AD1:PID_Data.AD59 PID_Data.E1:PID_Data.F1 PID_Data.T1:PID_Data.T5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0.952cm" svg:height="8.993cm" svg:x="0cm" svg:y="64.838cm">
            <draw:object draw:notify-on-update-of-ranges="PID_Data.AD1:PID_Data.AD59 PID_Data.G1:PID_Data.H1 PID_Data.V1:PID_Data.V5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2" table:default-cell-style-name="Default"/>
        <table:table-column table:style-name="co4" table:default-cell-style-name="ce2"/>
        <table:table-column table:style-name="co2" table:default-cell-style-name="Default"/>
        <table:table-column table:style-name="co3" table:default-cell-style-name="ce2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6" table:default-cell-style-name="ce2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5" table:default-cell-style-name="ce2"/>
        <table:table-column table:style-name="co14" table:default-cell-style-name="Default"/>
        <table:table-column table:style-name="co13" table:default-cell-style-name="ce2"/>
        <table:table-column table:style-name="co5" table:default-cell-style-name="Default"/>
        <table:table-column table:style-name="co15" table:default-cell-style-name="ce1"/>
        <table:table-column table:style-name="co7" table:default-cell-style-name="ce6"/>
        <table:table-column table:style-name="co16" table:default-cell-style-name="ce1"/>
        <table:table-column table:style-name="co7" table:default-cell-style-name="ce6"/>
        <table:table-column table:style-name="co16" table:default-cell-style-name="Default"/>
        <table:table-column table:style-name="co8" table:default-cell-style-name="ce2"/>
        <table:table-column table:style-name="co17" table:default-cell-style-name="Default"/>
        <table:table-column table:style-name="co7" table:default-cell-style-name="ce2"/>
        <table:table-column table:style-name="co18" table:default-cell-style-name="Default"/>
        <table:table-column table:style-name="co18" table:default-cell-style-name="ce1"/>
        <table:table-column table:style-name="co18" table:default-cell-style-name="Default"/>
        <table:table-column table:style-name="co18" table:default-cell-style-name="ce1"/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242825" calcext:value-type="float">
            <text:p>0.0242825</text:p>
          </table:table-cell>
          <table:table-cell office:value-type="string" calcext:value-type="string">
            <text:p>e_t_SUMME:</text:p>
          </table:table-cell>
          <table:table-cell office:value-type="float" office:value="0.575718" calcext:value-type="float">
            <text:p>0.575718</text:p>
          </table:table-cell>
          <table:table-cell office:value-type="string" calcext:value-type="string">
            <text:p>e_t:</text:p>
          </table:table-cell>
          <table:table-cell office:value-type="float" office:value="0.575718" calcext:value-type="float">
            <text:p>0.575718</text:p>
          </table:table-cell>
          <table:table-cell office:value-type="string" calcext:value-type="string">
            <text:p>y_t:</text:p>
          </table:table-cell>
          <table:table-cell office:value-type="float" office:value="-10.6286" calcext:value-type="float">
            <text:p>-10.6286</text:p>
          </table:table-cell>
          <table:table-cell office:value-type="string" calcext:value-type="string">
            <text:p>P:</text:p>
          </table:table-cell>
          <table:table-cell office:value-type="float" office:value="-2.87859" calcext:value-type="float">
            <text:p>-2.87859</text:p>
          </table:table-cell>
          <table:table-cell office:value-type="string" calcext:value-type="string">
            <text:p>I:</text:p>
          </table:table-cell>
          <table:table-cell office:value-type="float" office:value="-7.75006" calcext:value-type="float">
            <text:p>-7.75006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00217245" calcext:value-type="float">
            <text:p>-0.0021724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0242825" calcext:value-type="float">
            <text:p>0.024282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2.56035E-018" calcext:value-type="float">
            <text:p>2.5603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0.33658" calcext:value-type="float">
            <text:p>0.3365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278693" calcext:value-type="float">
            <text:p>0.278693</text:p>
          </table:table-cell>
          <table:table-cell office:value-type="string" calcext:value-type="string">
            <text:p>e_t_SUMME:</text:p>
          </table:table-cell>
          <table:table-cell office:value-type="float" office:value="0.897024" calcext:value-type="float">
            <text:p>0.897024</text:p>
          </table:table-cell>
          <table:table-cell office:value-type="string" calcext:value-type="string">
            <text:p>e_t:</text:p>
          </table:table-cell>
          <table:table-cell office:value-type="float" office:value="0.321307" calcext:value-type="float">
            <text:p>0.321307</text:p>
          </table:table-cell>
          <table:table-cell office:value-type="string" calcext:value-type="string">
            <text:p>y_t:</text:p>
          </table:table-cell>
          <table:table-cell office:value-type="float" office:value="-13.6819" calcext:value-type="float">
            <text:p>-13.6819</text:p>
          </table:table-cell>
          <table:table-cell office:value-type="string" calcext:value-type="string">
            <text:p>P:</text:p>
          </table:table-cell>
          <table:table-cell office:value-type="float" office:value="-1.60653" calcext:value-type="float">
            <text:p>-1.60653</text:p>
          </table:table-cell>
          <table:table-cell office:value-type="string" calcext:value-type="string">
            <text:p>I:</text:p>
          </table:table-cell>
          <table:table-cell office:value-type="float" office:value="-12.0753" calcext:value-type="float">
            <text:p>-12.0753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137392" calcext:value-type="float">
            <text:p>0.013739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278693" calcext:value-type="float">
            <text:p>0.27869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2.69923E-018" calcext:value-type="float">
            <text:p>2.6992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0.67367" calcext:value-type="float">
            <text:p>0.6736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310258" calcext:value-type="float">
            <text:p>-0.310258</text:p>
          </table:table-cell>
          <table:table-cell office:value-type="string" calcext:value-type="string">
            <text:p>e_t_SUMME:</text:p>
          </table:table-cell>
          <table:table-cell office:value-type="float" office:value="1.80728" calcext:value-type="float">
            <text:p>1.80728</text:p>
          </table:table-cell>
          <table:table-cell office:value-type="string" calcext:value-type="string">
            <text:p>e_t:</text:p>
          </table:table-cell>
          <table:table-cell office:value-type="float" office:value="0.910258" calcext:value-type="float">
            <text:p>0.910258</text:p>
          </table:table-cell>
          <table:table-cell office:value-type="string" calcext:value-type="string">
            <text:p>y_t:</text:p>
          </table:table-cell>
          <table:table-cell office:value-type="float" office:value="-28.8801" calcext:value-type="float">
            <text:p>-28.8801</text:p>
          </table:table-cell>
          <table:table-cell office:value-type="string" calcext:value-type="string">
            <text:p>P:</text:p>
          </table:table-cell>
          <table:table-cell office:value-type="float" office:value="-4.55129" calcext:value-type="float">
            <text:p>-4.55129</text:p>
          </table:table-cell>
          <table:table-cell office:value-type="string" calcext:value-type="string">
            <text:p>I:</text:p>
          </table:table-cell>
          <table:table-cell office:value-type="float" office:value="-24.3288" calcext:value-type="float">
            <text:p>-24.3288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229601" calcext:value-type="float">
            <text:p>0.22960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310258" calcext:value-type="float">
            <text:p>-0.31025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2.82729E-018" calcext:value-type="float">
            <text:p>2.8272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.01004" calcext:value-type="float">
            <text:p>1.0100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573662" calcext:value-type="float">
            <text:p>-0.573662</text:p>
          </table:table-cell>
          <table:table-cell office:value-type="string" calcext:value-type="string">
            <text:p>e_t_SUMME:</text:p>
          </table:table-cell>
          <table:table-cell office:value-type="float" office:value="2.98094" calcext:value-type="float">
            <text:p>2.98094</text:p>
          </table:table-cell>
          <table:table-cell office:value-type="string" calcext:value-type="string">
            <text:p>e_t:</text:p>
          </table:table-cell>
          <table:table-cell office:value-type="float" office:value="1.17366" calcext:value-type="float">
            <text:p>1.17366</text:p>
          </table:table-cell>
          <table:table-cell office:value-type="string" calcext:value-type="string">
            <text:p>y_t:</text:p>
          </table:table-cell>
          <table:table-cell office:value-type="float" office:value="-45.9965" calcext:value-type="float">
            <text:p>-45.9965</text:p>
          </table:table-cell>
          <table:table-cell office:value-type="string" calcext:value-type="string">
            <text:p>P:</text:p>
          </table:table-cell>
          <table:table-cell office:value-type="float" office:value="-5.86831" calcext:value-type="float">
            <text:p>-5.86831</text:p>
          </table:table-cell>
          <table:table-cell office:value-type="string" calcext:value-type="string">
            <text:p>I:</text:p>
          </table:table-cell>
          <table:table-cell office:value-type="float" office:value="-40.1282" calcext:value-type="float">
            <text:p>-40.1282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311925" calcext:value-type="float">
            <text:p>0.31192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573662" calcext:value-type="float">
            <text:p>-0.573662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1105E-018" calcext:value-type="float">
            <text:p>3.6110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.34673" calcext:value-type="float">
            <text:p>1.3467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91716" calcext:value-type="float">
            <text:p>0.491716</text:p>
          </table:table-cell>
          <table:table-cell office:value-type="string" calcext:value-type="string">
            <text:p>e_t_SUMME:</text:p>
          </table:table-cell>
          <table:table-cell office:value-type="float" office:value="3.08923" calcext:value-type="float">
            <text:p>3.08923</text:p>
          </table:table-cell>
          <table:table-cell office:value-type="string" calcext:value-type="string">
            <text:p>e_t:</text:p>
          </table:table-cell>
          <table:table-cell office:value-type="float" office:value="0.108284" calcext:value-type="float">
            <text:p>0.108284</text:p>
          </table:table-cell>
          <table:table-cell office:value-type="string" calcext:value-type="string">
            <text:p>y_t:</text:p>
          </table:table-cell>
          <table:table-cell office:value-type="float" office:value="-42.1273" calcext:value-type="float">
            <text:p>-42.1273</text:p>
          </table:table-cell>
          <table:table-cell office:value-type="string" calcext:value-type="string">
            <text:p>P:</text:p>
          </table:table-cell>
          <table:table-cell office:value-type="float" office:value="-0.541419" calcext:value-type="float">
            <text:p>-0.541419</text:p>
          </table:table-cell>
          <table:table-cell office:value-type="string" calcext:value-type="string">
            <text:p>I:</text:p>
          </table:table-cell>
          <table:table-cell office:value-type="float" office:value="-41.5858" calcext:value-type="float">
            <text:p>-41.5858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622467" calcext:value-type="float">
            <text:p>-0.62246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91716" calcext:value-type="float">
            <text:p>0.49171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74958E-018" calcext:value-type="float">
            <text:p>3.7495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.68289" calcext:value-type="float">
            <text:p>1.6828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1.17311" calcext:value-type="float">
            <text:p>1.17311</text:p>
          </table:table-cell>
          <table:table-cell office:value-type="string" calcext:value-type="string">
            <text:p>e_t_SUMME:</text:p>
          </table:table-cell>
          <table:table-cell office:value-type="float" office:value="2.51612" calcext:value-type="float">
            <text:p>2.51612</text:p>
          </table:table-cell>
          <table:table-cell office:value-type="string" calcext:value-type="string">
            <text:p>e_t:</text:p>
          </table:table-cell>
          <table:table-cell office:value-type="float" office:value="-0.57311" calcext:value-type="float">
            <text:p>-0.57311</text:p>
          </table:table-cell>
          <table:table-cell office:value-type="string" calcext:value-type="string">
            <text:p>y_t:</text:p>
          </table:table-cell>
          <table:table-cell office:value-type="float" office:value="-31.0053" calcext:value-type="float">
            <text:p>-31.0053</text:p>
          </table:table-cell>
          <table:table-cell office:value-type="string" calcext:value-type="string">
            <text:p>P:</text:p>
          </table:table-cell>
          <table:table-cell office:value-type="float" office:value="2.86555" calcext:value-type="float">
            <text:p>2.86555</text:p>
          </table:table-cell>
          <table:table-cell office:value-type="string" calcext:value-type="string">
            <text:p>I:</text:p>
          </table:table-cell>
          <table:table-cell office:value-type="float" office:value="-33.8709" calcext:value-type="float">
            <text:p>-33.8709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388144" calcext:value-type="float">
            <text:p>0.38814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1.17311" calcext:value-type="float">
            <text:p>1.1731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5.67681E-018" calcext:value-type="float">
            <text:p>5.6768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2.01939" calcext:value-type="float">
            <text:p>2.0193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675474" calcext:value-type="float">
            <text:p>-0.675474</text:p>
          </table:table-cell>
          <table:table-cell office:value-type="string" calcext:value-type="string">
            <text:p>e_t_SUMME:</text:p>
          </table:table-cell>
          <table:table-cell office:value-type="float" office:value="3.79159" calcext:value-type="float">
            <text:p>3.79159</text:p>
          </table:table-cell>
          <table:table-cell office:value-type="string" calcext:value-type="string">
            <text:p>e_t:</text:p>
          </table:table-cell>
          <table:table-cell office:value-type="float" office:value="1.27547" calcext:value-type="float">
            <text:p>1.27547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6.37737" calcext:value-type="float">
            <text:p>-6.37737</text:p>
          </table:table-cell>
          <table:table-cell office:value-type="string" calcext:value-type="string">
            <text:p>I:</text:p>
          </table:table-cell>
          <table:table-cell office:value-type="float" office:value="-51.0408" calcext:value-type="float">
            <text:p>-51.0408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340341" calcext:value-type="float">
            <text:p>0.34034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675474" calcext:value-type="float">
            <text:p>-0.67547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74039E-018" calcext:value-type="float">
            <text:p>3.7403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2.35716" calcext:value-type="float">
            <text:p>2.3571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1.32469" calcext:value-type="float">
            <text:p>1.32469</text:p>
          </table:table-cell>
          <table:table-cell office:value-type="string" calcext:value-type="string">
            <text:p>e_t_SUMME:</text:p>
          </table:table-cell>
          <table:table-cell office:value-type="float" office:value="3.0669" calcext:value-type="float">
            <text:p>3.0669</text:p>
          </table:table-cell>
          <table:table-cell office:value-type="string" calcext:value-type="string">
            <text:p>e_t:</text:p>
          </table:table-cell>
          <table:table-cell office:value-type="float" office:value="-0.724691" calcext:value-type="float">
            <text:p>-0.724691</text:p>
          </table:table-cell>
          <table:table-cell office:value-type="string" calcext:value-type="string">
            <text:p>y_t:</text:p>
          </table:table-cell>
          <table:table-cell office:value-type="float" office:value="-37.6618" calcext:value-type="float">
            <text:p>-37.6618</text:p>
          </table:table-cell>
          <table:table-cell office:value-type="string" calcext:value-type="string">
            <text:p>P:</text:p>
          </table:table-cell>
          <table:table-cell office:value-type="float" office:value="3.62345" calcext:value-type="float">
            <text:p>3.62345</text:p>
          </table:table-cell>
          <table:table-cell office:value-type="string" calcext:value-type="string">
            <text:p>I:</text:p>
          </table:table-cell>
          <table:table-cell office:value-type="float" office:value="-41.2853" calcext:value-type="float">
            <text:p>-41.2853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244498" calcext:value-type="float">
            <text:p>0.24449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1.32469" calcext:value-type="float">
            <text:p>1.3246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4.97311E-018" calcext:value-type="float">
            <text:p>4.9731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2.69232" calcext:value-type="float">
            <text:p>2.6923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1.56382" calcext:value-type="float">
            <text:p>1.56382</text:p>
          </table:table-cell>
          <table:table-cell office:value-type="string" calcext:value-type="string">
            <text:p>e_t_SUMME:</text:p>
          </table:table-cell>
          <table:table-cell office:value-type="float" office:value="2.10308" calcext:value-type="float">
            <text:p>2.10308</text:p>
          </table:table-cell>
          <table:table-cell office:value-type="string" calcext:value-type="string">
            <text:p>e_t:</text:p>
          </table:table-cell>
          <table:table-cell office:value-type="float" office:value="-0.963825" calcext:value-type="float">
            <text:p>-0.963825</text:p>
          </table:table-cell>
          <table:table-cell office:value-type="string" calcext:value-type="string">
            <text:p>y_t:</text:p>
          </table:table-cell>
          <table:table-cell office:value-type="float" office:value="-23.4916" calcext:value-type="float">
            <text:p>-23.4916</text:p>
          </table:table-cell>
          <table:table-cell office:value-type="string" calcext:value-type="string">
            <text:p>P:</text:p>
          </table:table-cell>
          <table:table-cell office:value-type="float" office:value="4.81912" calcext:value-type="float">
            <text:p>4.81912</text:p>
          </table:table-cell>
          <table:table-cell office:value-type="string" calcext:value-type="string">
            <text:p>I:</text:p>
          </table:table-cell>
          <table:table-cell office:value-type="float" office:value="-28.3107" calcext:value-type="float">
            <text:p>-28.3107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62193" calcext:value-type="float">
            <text:p>0.16219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1.56382" calcext:value-type="float">
            <text:p>1.56382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6.91568E-018" calcext:value-type="float">
            <text:p>6.9156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3.029" calcext:value-type="float">
            <text:p>3.02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12004" calcext:value-type="float">
            <text:p>0.112004</text:p>
          </table:table-cell>
          <table:table-cell office:value-type="string" calcext:value-type="string">
            <text:p>e_t_SUMME:</text:p>
          </table:table-cell>
          <table:table-cell office:value-type="float" office:value="2.59107" calcext:value-type="float">
            <text:p>2.59107</text:p>
          </table:table-cell>
          <table:table-cell office:value-type="string" calcext:value-type="string">
            <text:p>e_t:</text:p>
          </table:table-cell>
          <table:table-cell office:value-type="float" office:value="0.487996" calcext:value-type="float">
            <text:p>0.487996</text:p>
          </table:table-cell>
          <table:table-cell office:value-type="string" calcext:value-type="string">
            <text:p>y_t:</text:p>
          </table:table-cell>
          <table:table-cell office:value-type="float" office:value="-37.3199" calcext:value-type="float">
            <text:p>-37.3199</text:p>
          </table:table-cell>
          <table:table-cell office:value-type="string" calcext:value-type="string">
            <text:p>P:</text:p>
          </table:table-cell>
          <table:table-cell office:value-type="float" office:value="-2.43998" calcext:value-type="float">
            <text:p>-2.43998</text:p>
          </table:table-cell>
          <table:table-cell office:value-type="string" calcext:value-type="string">
            <text:p>I:</text:p>
          </table:table-cell>
          <table:table-cell office:value-type="float" office:value="-34.8799" calcext:value-type="float">
            <text:p>-34.8799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265021" calcext:value-type="float">
            <text:p>-0.26502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112004" calcext:value-type="float">
            <text:p>0.11200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8344E-018" calcext:value-type="float">
            <text:p>3.4834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3.36582" calcext:value-type="float">
            <text:p>3.3658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668702" calcext:value-type="float">
            <text:p>-0.668702</text:p>
          </table:table-cell>
          <table:table-cell office:value-type="string" calcext:value-type="string">
            <text:p>e_t_SUMME:</text:p>
          </table:table-cell>
          <table:table-cell office:value-type="float" office:value="3.85977" calcext:value-type="float">
            <text:p>3.85977</text:p>
          </table:table-cell>
          <table:table-cell office:value-type="string" calcext:value-type="string">
            <text:p>e_t:</text:p>
          </table:table-cell>
          <table:table-cell office:value-type="float" office:value="1.2687" calcext:value-type="float">
            <text:p>1.2687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6.34351" calcext:value-type="float">
            <text:p>-6.34351</text:p>
          </table:table-cell>
          <table:table-cell office:value-type="string" calcext:value-type="string">
            <text:p>I:</text:p>
          </table:table-cell>
          <table:table-cell office:value-type="float" office:value="-51.9586" calcext:value-type="float">
            <text:p>-51.9586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236763" calcext:value-type="float">
            <text:p>-0.23676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668702" calcext:value-type="float">
            <text:p>-0.668702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74893E-018" calcext:value-type="float">
            <text:p>3.7489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3.70266" calcext:value-type="float">
            <text:p>3.7026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760467" calcext:value-type="float">
            <text:p>-0.760467</text:p>
          </table:table-cell>
          <table:table-cell office:value-type="string" calcext:value-type="string">
            <text:p>e_t_SUMME:</text:p>
          </table:table-cell>
          <table:table-cell office:value-type="float" office:value="5.22024" calcext:value-type="float">
            <text:p>5.22024</text:p>
          </table:table-cell>
          <table:table-cell office:value-type="string" calcext:value-type="string">
            <text:p>e_t:</text:p>
          </table:table-cell>
          <table:table-cell office:value-type="float" office:value="1.36047" calcext:value-type="float">
            <text:p>1.36047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6.80234" calcext:value-type="float">
            <text:p>-6.80234</text:p>
          </table:table-cell>
          <table:table-cell office:value-type="string" calcext:value-type="string">
            <text:p>I:</text:p>
          </table:table-cell>
          <table:table-cell office:value-type="float" office:value="-70.2726" calcext:value-type="float">
            <text:p>-70.2726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515569" calcext:value-type="float">
            <text:p>0.51556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760467" calcext:value-type="float">
            <text:p>-0.76046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95967E-018" calcext:value-type="float">
            <text:p>3.9596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4.03893" calcext:value-type="float">
            <text:p>4.0389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252676" calcext:value-type="float">
            <text:p>-0.252676</text:p>
          </table:table-cell>
          <table:table-cell office:value-type="string" calcext:value-type="string">
            <text:p>e_t_SUMME:</text:p>
          </table:table-cell>
          <table:table-cell office:value-type="float" office:value="6.07292" calcext:value-type="float">
            <text:p>6.07292</text:p>
          </table:table-cell>
          <table:table-cell office:value-type="string" calcext:value-type="string">
            <text:p>e_t:</text:p>
          </table:table-cell>
          <table:table-cell office:value-type="float" office:value="0.852676" calcext:value-type="float">
            <text:p>0.852676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4.26338" calcext:value-type="float">
            <text:p>-4.26338</text:p>
          </table:table-cell>
          <table:table-cell office:value-type="string" calcext:value-type="string">
            <text:p>I:</text:p>
          </table:table-cell>
          <table:table-cell office:value-type="float" office:value="-81.751" calcext:value-type="float">
            <text:p>-81.751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470357" calcext:value-type="float">
            <text:p>0.47035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252676" calcext:value-type="float">
            <text:p>-0.25267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85845E-018" calcext:value-type="float">
            <text:p>3.8584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4.37562" calcext:value-type="float">
            <text:p>4.3756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85091" calcext:value-type="float">
            <text:p>-0.185091</text:p>
          </table:table-cell>
          <table:table-cell office:value-type="string" calcext:value-type="string">
            <text:p>e_t_SUMME:</text:p>
          </table:table-cell>
          <table:table-cell office:value-type="float" office:value="6.85801" calcext:value-type="float">
            <text:p>6.85801</text:p>
          </table:table-cell>
          <table:table-cell office:value-type="string" calcext:value-type="string">
            <text:p>e_t:</text:p>
          </table:table-cell>
          <table:table-cell office:value-type="float" office:value="0.785091" calcext:value-type="float">
            <text:p>0.785091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3.92545" calcext:value-type="float">
            <text:p>-3.92545</text:p>
          </table:table-cell>
          <table:table-cell office:value-type="string" calcext:value-type="string">
            <text:p>I:</text:p>
          </table:table-cell>
          <table:table-cell office:value-type="float" office:value="-92.3195" calcext:value-type="float">
            <text:p>-92.3195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693495" calcext:value-type="float">
            <text:p>-0.69349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85091" calcext:value-type="float">
            <text:p>-0.18509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72712E-018" calcext:value-type="float">
            <text:p>3.7271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4.71168" calcext:value-type="float">
            <text:p>4.7116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47813" calcext:value-type="float">
            <text:p>0.447813</text:p>
          </table:table-cell>
          <table:table-cell office:value-type="string" calcext:value-type="string">
            <text:p>e_t_SUMME:</text:p>
          </table:table-cell>
          <table:table-cell office:value-type="float" office:value="7.0102" calcext:value-type="float">
            <text:p>7.0102</text:p>
          </table:table-cell>
          <table:table-cell office:value-type="string" calcext:value-type="string">
            <text:p>e_t:</text:p>
          </table:table-cell>
          <table:table-cell office:value-type="float" office:value="0.152187" calcext:value-type="float">
            <text:p>0.152187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760933" calcext:value-type="float">
            <text:p>-0.760933</text:p>
          </table:table-cell>
          <table:table-cell office:value-type="string" calcext:value-type="string">
            <text:p>I:</text:p>
          </table:table-cell>
          <table:table-cell office:value-type="float" office:value="-94.3682" calcext:value-type="float">
            <text:p>-94.3682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639541" calcext:value-type="float">
            <text:p>-0.63954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47813" calcext:value-type="float">
            <text:p>0.44781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4.41779E-018" calcext:value-type="float">
            <text:p>4.4177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5.04875" calcext:value-type="float">
            <text:p>5.0487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54993" calcext:value-type="float">
            <text:p>0.654993</text:p>
          </table:table-cell>
          <table:table-cell office:value-type="string" calcext:value-type="string">
            <text:p>e_t_SUMME:</text:p>
          </table:table-cell>
          <table:table-cell office:value-type="float" office:value="6.9552" calcext:value-type="float">
            <text:p>6.9552</text:p>
          </table:table-cell>
          <table:table-cell office:value-type="string" calcext:value-type="string">
            <text:p>e_t:</text:p>
          </table:table-cell>
          <table:table-cell office:value-type="float" office:value="-0.0549928" calcext:value-type="float">
            <text:p>-0.0549928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0.274964" calcext:value-type="float">
            <text:p>0.274964</text:p>
          </table:table-cell>
          <table:table-cell office:value-type="string" calcext:value-type="string">
            <text:p>I:</text:p>
          </table:table-cell>
          <table:table-cell office:value-type="float" office:value="-93.6279" calcext:value-type="float">
            <text:p>-93.6279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389255" calcext:value-type="float">
            <text:p>-0.38925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654993" calcext:value-type="float">
            <text:p>0.65499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4.20391E-018" calcext:value-type="float">
            <text:p>4.2039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5.38514" calcext:value-type="float">
            <text:p>5.3851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0616683" calcext:value-type="float">
            <text:p>-0.0616683</text:p>
          </table:table-cell>
          <table:table-cell office:value-type="string" calcext:value-type="string">
            <text:p>e_t_SUMME:</text:p>
          </table:table-cell>
          <table:table-cell office:value-type="float" office:value="7.61687" calcext:value-type="float">
            <text:p>7.61687</text:p>
          </table:table-cell>
          <table:table-cell office:value-type="string" calcext:value-type="string">
            <text:p>e_t:</text:p>
          </table:table-cell>
          <table:table-cell office:value-type="float" office:value="0.661668" calcext:value-type="float">
            <text:p>0.661668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3.30834" calcext:value-type="float">
            <text:p>-3.30834</text:p>
          </table:table-cell>
          <table:table-cell office:value-type="string" calcext:value-type="string">
            <text:p>I:</text:p>
          </table:table-cell>
          <table:table-cell office:value-type="float" office:value="-102.535" calcext:value-type="float">
            <text:p>-102.535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949912" calcext:value-type="float">
            <text:p>0.94991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0616683" calcext:value-type="float">
            <text:p>-0.061668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70071E-018" calcext:value-type="float">
            <text:p>3.7007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5.72117" calcext:value-type="float">
            <text:p>5.7211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1.16939" calcext:value-type="float">
            <text:p>1.16939</text:p>
          </table:table-cell>
          <table:table-cell office:value-type="string" calcext:value-type="string">
            <text:p>e_t_SUMME:</text:p>
          </table:table-cell>
          <table:table-cell office:value-type="float" office:value="7.04748" calcext:value-type="float">
            <text:p>7.04748</text:p>
          </table:table-cell>
          <table:table-cell office:value-type="string" calcext:value-type="string">
            <text:p>e_t:</text:p>
          </table:table-cell>
          <table:table-cell office:value-type="float" office:value="-0.56939" calcext:value-type="float">
            <text:p>-0.56939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2.84695" calcext:value-type="float">
            <text:p>2.84695</text:p>
          </table:table-cell>
          <table:table-cell office:value-type="string" calcext:value-type="string">
            <text:p>I:</text:p>
          </table:table-cell>
          <table:table-cell office:value-type="float" office:value="-94.8701" calcext:value-type="float">
            <text:p>-94.8701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599036" calcext:value-type="float">
            <text:p>0.599036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1.16939" calcext:value-type="float">
            <text:p>1.1693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5.13417E-018" calcext:value-type="float">
            <text:p>5.1341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6.05772" calcext:value-type="float">
            <text:p>6.0577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1.23869" calcext:value-type="float">
            <text:p>1.23869</text:p>
          </table:table-cell>
          <table:table-cell office:value-type="string" calcext:value-type="string">
            <text:p>e_t_SUMME:</text:p>
          </table:table-cell>
          <table:table-cell office:value-type="float" office:value="6.4088" calcext:value-type="float">
            <text:p>6.4088</text:p>
          </table:table-cell>
          <table:table-cell office:value-type="string" calcext:value-type="string">
            <text:p>e_t:</text:p>
          </table:table-cell>
          <table:table-cell office:value-type="float" office:value="-0.638686" calcext:value-type="float">
            <text:p>-0.638686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3.19343" calcext:value-type="float">
            <text:p>3.19343</text:p>
          </table:table-cell>
          <table:table-cell office:value-type="string" calcext:value-type="string">
            <text:p>I:</text:p>
          </table:table-cell>
          <table:table-cell office:value-type="float" office:value="-86.2724" calcext:value-type="float">
            <text:p>-86.2724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708609" calcext:value-type="float">
            <text:p>0.70860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1.23869" calcext:value-type="float">
            <text:p>1.2386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5.74301E-018" calcext:value-type="float">
            <text:p>5.7430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6.39462" calcext:value-type="float">
            <text:p>6.3946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876004" calcext:value-type="float">
            <text:p>-0.876004</text:p>
          </table:table-cell>
          <table:table-cell office:value-type="string" calcext:value-type="string">
            <text:p>e_t_SUMME:</text:p>
          </table:table-cell>
          <table:table-cell office:value-type="float" office:value="7.8848" calcext:value-type="float">
            <text:p>7.8848</text:p>
          </table:table-cell>
          <table:table-cell office:value-type="string" calcext:value-type="string">
            <text:p>e_t:</text:p>
          </table:table-cell>
          <table:table-cell office:value-type="float" office:value="1.476" calcext:value-type="float">
            <text:p>1.476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7.38002" calcext:value-type="float">
            <text:p>-7.38002</text:p>
          </table:table-cell>
          <table:table-cell office:value-type="string" calcext:value-type="string">
            <text:p>I:</text:p>
          </table:table-cell>
          <table:table-cell office:value-type="float" office:value="-106.142" calcext:value-type="float">
            <text:p>-106.142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510513" calcext:value-type="float">
            <text:p>0.51051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876004" calcext:value-type="float">
            <text:p>-0.87600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739E-018" calcext:value-type="float">
            <text:p>3.673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6.73174" calcext:value-type="float">
            <text:p>6.7317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355193" calcext:value-type="float">
            <text:p>0.355193</text:p>
          </table:table-cell>
          <table:table-cell office:value-type="string" calcext:value-type="string">
            <text:p>e_t_SUMME:</text:p>
          </table:table-cell>
          <table:table-cell office:value-type="float" office:value="8.12961" calcext:value-type="float">
            <text:p>8.12961</text:p>
          </table:table-cell>
          <table:table-cell office:value-type="string" calcext:value-type="string">
            <text:p>e_t:</text:p>
          </table:table-cell>
          <table:table-cell office:value-type="float" office:value="0.244807" calcext:value-type="float">
            <text:p>0.244807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1.22404" calcext:value-type="float">
            <text:p>-1.22404</text:p>
          </table:table-cell>
          <table:table-cell office:value-type="string" calcext:value-type="string">
            <text:p>I:</text:p>
          </table:table-cell>
          <table:table-cell office:value-type="float" office:value="-109.437" calcext:value-type="float">
            <text:p>-109.437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0576555" calcext:value-type="float">
            <text:p>-0.057655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355193" calcext:value-type="float">
            <text:p>0.35519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6.32728E-018" calcext:value-type="float">
            <text:p>6.3272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7.06845" calcext:value-type="float">
            <text:p>7.0684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367747" calcext:value-type="float">
            <text:p>0.367747</text:p>
          </table:table-cell>
          <table:table-cell office:value-type="string" calcext:value-type="string">
            <text:p>e_t_SUMME:</text:p>
          </table:table-cell>
          <table:table-cell office:value-type="float" office:value="8.36186" calcext:value-type="float">
            <text:p>8.36186</text:p>
          </table:table-cell>
          <table:table-cell office:value-type="string" calcext:value-type="string">
            <text:p>e_t:</text:p>
          </table:table-cell>
          <table:table-cell office:value-type="float" office:value="0.232253" calcext:value-type="float">
            <text:p>0.232253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1.16127" calcext:value-type="float">
            <text:p>-1.16127</text:p>
          </table:table-cell>
          <table:table-cell office:value-type="string" calcext:value-type="string">
            <text:p>I:</text:p>
          </table:table-cell>
          <table:table-cell office:value-type="float" office:value="-112.564" calcext:value-type="float">
            <text:p>-112.564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144019" calcext:value-type="float">
            <text:p>-0.14401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367747" calcext:value-type="float">
            <text:p>0.36774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6.0432E-018" calcext:value-type="float">
            <text:p>6.043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7.40434" calcext:value-type="float">
            <text:p>7.4043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837855" calcext:value-type="float">
            <text:p>0.837855</text:p>
          </table:table-cell>
          <table:table-cell office:value-type="string" calcext:value-type="string">
            <text:p>e_t_SUMME:</text:p>
          </table:table-cell>
          <table:table-cell office:value-type="float" office:value="8.124" calcext:value-type="float">
            <text:p>8.124</text:p>
          </table:table-cell>
          <table:table-cell office:value-type="string" calcext:value-type="string">
            <text:p>e_t:</text:p>
          </table:table-cell>
          <table:table-cell office:value-type="float" office:value="-0.237855" calcext:value-type="float">
            <text:p>-0.237855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1.18927" calcext:value-type="float">
            <text:p>1.18927</text:p>
          </table:table-cell>
          <table:table-cell office:value-type="string" calcext:value-type="string">
            <text:p>I:</text:p>
          </table:table-cell>
          <table:table-cell office:value-type="float" office:value="-109.362" calcext:value-type="float">
            <text:p>-109.362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202114" calcext:value-type="float">
            <text:p>-0.20211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837855" calcext:value-type="float">
            <text:p>0.83785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4.11052E-018" calcext:value-type="float">
            <text:p>4.1105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7.74125" calcext:value-type="float">
            <text:p>7.7412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73415" calcext:value-type="float">
            <text:p>0.73415</text:p>
          </table:table-cell>
          <table:table-cell office:value-type="string" calcext:value-type="string">
            <text:p>e_t_SUMME:</text:p>
          </table:table-cell>
          <table:table-cell office:value-type="float" office:value="7.98985" calcext:value-type="float">
            <text:p>7.98985</text:p>
          </table:table-cell>
          <table:table-cell office:value-type="string" calcext:value-type="string">
            <text:p>e_t:</text:p>
          </table:table-cell>
          <table:table-cell office:value-type="float" office:value="-0.13415" calcext:value-type="float">
            <text:p>-0.13415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0.67075" calcext:value-type="float">
            <text:p>0.67075</text:p>
          </table:table-cell>
          <table:table-cell office:value-type="string" calcext:value-type="string">
            <text:p>I:</text:p>
          </table:table-cell>
          <table:table-cell office:value-type="float" office:value="-107.556" calcext:value-type="float">
            <text:p>-107.556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267413" calcext:value-type="float">
            <text:p>0.026741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73415" calcext:value-type="float">
            <text:p>0.7341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4.13153E-018" calcext:value-type="float">
            <text:p>4.1315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8.07736" calcext:value-type="float">
            <text:p>8.0773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838236" calcext:value-type="float">
            <text:p>0.838236</text:p>
          </table:table-cell>
          <table:table-cell office:value-type="string" calcext:value-type="string">
            <text:p>e_t_SUMME:</text:p>
          </table:table-cell>
          <table:table-cell office:value-type="float" office:value="7.75162" calcext:value-type="float">
            <text:p>7.75162</text:p>
          </table:table-cell>
          <table:table-cell office:value-type="string" calcext:value-type="string">
            <text:p>e_t:</text:p>
          </table:table-cell>
          <table:table-cell office:value-type="float" office:value="-0.238236" calcext:value-type="float">
            <text:p>-0.238236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1.19118" calcext:value-type="float">
            <text:p>1.19118</text:p>
          </table:table-cell>
          <table:table-cell office:value-type="string" calcext:value-type="string">
            <text:p>I:</text:p>
          </table:table-cell>
          <table:table-cell office:value-type="float" office:value="-104.349" calcext:value-type="float">
            <text:p>-104.349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239795" calcext:value-type="float">
            <text:p>-0.23979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838236" calcext:value-type="float">
            <text:p>0.83823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8625E-018" calcext:value-type="float">
            <text:p>3.5862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8.41367" calcext:value-type="float">
            <text:p>8.4136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90987" calcext:value-type="float">
            <text:p>-0.190987</text:p>
          </table:table-cell>
          <table:table-cell office:value-type="string" calcext:value-type="string">
            <text:p>e_t_SUMME:</text:p>
          </table:table-cell>
          <table:table-cell office:value-type="float" office:value="8.54261" calcext:value-type="float">
            <text:p>8.54261</text:p>
          </table:table-cell>
          <table:table-cell office:value-type="string" calcext:value-type="string">
            <text:p>e_t:</text:p>
          </table:table-cell>
          <table:table-cell office:value-type="float" office:value="0.790987" calcext:value-type="float">
            <text:p>0.790987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3.95493" calcext:value-type="float">
            <text:p>-3.95493</text:p>
          </table:table-cell>
          <table:table-cell office:value-type="string" calcext:value-type="string">
            <text:p>I:</text:p>
          </table:table-cell>
          <table:table-cell office:value-type="float" office:value="-114.997" calcext:value-type="float">
            <text:p>-114.997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410906" calcext:value-type="float">
            <text:p>-0.410906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90987" calcext:value-type="float">
            <text:p>-0.19098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7261E-018" calcext:value-type="float">
            <text:p>3.4726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8.75012" calcext:value-type="float">
            <text:p>8.7501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464853" calcext:value-type="float">
            <text:p>-0.464853</text:p>
          </table:table-cell>
          <table:table-cell office:value-type="string" calcext:value-type="string">
            <text:p>e_t_SUMME:</text:p>
          </table:table-cell>
          <table:table-cell office:value-type="float" office:value="9.60746" calcext:value-type="float">
            <text:p>9.60746</text:p>
          </table:table-cell>
          <table:table-cell office:value-type="string" calcext:value-type="string">
            <text:p>e_t:</text:p>
          </table:table-cell>
          <table:table-cell office:value-type="float" office:value="1.06485" calcext:value-type="float">
            <text:p>1.06485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5.32426" calcext:value-type="float">
            <text:p>-5.32426</text:p>
          </table:table-cell>
          <table:table-cell office:value-type="string" calcext:value-type="string">
            <text:p>I:</text:p>
          </table:table-cell>
          <table:table-cell office:value-type="float" office:value="-129.331" calcext:value-type="float">
            <text:p>-129.331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0769875" calcext:value-type="float">
            <text:p>-0.076987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464853" calcext:value-type="float">
            <text:p>-0.46485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2037E-018" calcext:value-type="float">
            <text:p>3.6203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9.08687" calcext:value-type="float">
            <text:p>9.0868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759337" calcext:value-type="float">
            <text:p>0.759337</text:p>
          </table:table-cell>
          <table:table-cell office:value-type="string" calcext:value-type="string">
            <text:p>e_t_SUMME:</text:p>
          </table:table-cell>
          <table:table-cell office:value-type="float" office:value="9.44812" calcext:value-type="float">
            <text:p>9.44812</text:p>
          </table:table-cell>
          <table:table-cell office:value-type="string" calcext:value-type="string">
            <text:p>e_t:</text:p>
          </table:table-cell>
          <table:table-cell office:value-type="float" office:value="-0.159337" calcext:value-type="float">
            <text:p>-0.159337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0.796687" calcext:value-type="float">
            <text:p>0.796687</text:p>
          </table:table-cell>
          <table:table-cell office:value-type="string" calcext:value-type="string">
            <text:p>I:</text:p>
          </table:table-cell>
          <table:table-cell office:value-type="float" office:value="-127.186" calcext:value-type="float">
            <text:p>-127.186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0288445" calcext:value-type="float">
            <text:p>-0.028844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759337" calcext:value-type="float">
            <text:p>0.75933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0565E-018" calcext:value-type="float">
            <text:p>3.6056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9.42358" calcext:value-type="float">
            <text:p>9.4235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229365" calcext:value-type="float">
            <text:p>-0.229365</text:p>
          </table:table-cell>
          <table:table-cell office:value-type="string" calcext:value-type="string">
            <text:p>e_t_SUMME:</text:p>
          </table:table-cell>
          <table:table-cell office:value-type="float" office:value="10.2775" calcext:value-type="float">
            <text:p>10.2775</text:p>
          </table:table-cell>
          <table:table-cell office:value-type="string" calcext:value-type="string">
            <text:p>e_t:</text:p>
          </table:table-cell>
          <table:table-cell office:value-type="float" office:value="0.829365" calcext:value-type="float">
            <text:p>0.829365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4.14683" calcext:value-type="float">
            <text:p>-4.14683</text:p>
          </table:table-cell>
          <table:table-cell office:value-type="string" calcext:value-type="string">
            <text:p>I:</text:p>
          </table:table-cell>
          <table:table-cell office:value-type="float" office:value="-138.351" calcext:value-type="float">
            <text:p>-138.351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30134" calcext:value-type="float">
            <text:p>-0.3013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229365" calcext:value-type="float">
            <text:p>-0.22936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5.07802E-018" calcext:value-type="float">
            <text:p>5.0780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9.76025" calcext:value-type="float">
            <text:p>9.7602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531304" calcext:value-type="float">
            <text:p>-0.531304</text:p>
          </table:table-cell>
          <table:table-cell office:value-type="string" calcext:value-type="string">
            <text:p>e_t_SUMME:</text:p>
          </table:table-cell>
          <table:table-cell office:value-type="float" office:value="11.4088" calcext:value-type="float">
            <text:p>11.4088</text:p>
          </table:table-cell>
          <table:table-cell office:value-type="string" calcext:value-type="string">
            <text:p>e_t:</text:p>
          </table:table-cell>
          <table:table-cell office:value-type="float" office:value="1.1313" calcext:value-type="float">
            <text:p>1.1313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5.65652" calcext:value-type="float">
            <text:p>-5.65652</text:p>
          </table:table-cell>
          <table:table-cell office:value-type="string" calcext:value-type="string">
            <text:p>I:</text:p>
          </table:table-cell>
          <table:table-cell office:value-type="float" office:value="-153.58" calcext:value-type="float">
            <text:p>-153.58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0806415" calcext:value-type="float">
            <text:p>-0.080641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531304" calcext:value-type="float">
            <text:p>-0.53130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0418E-018" calcext:value-type="float">
            <text:p>3.6041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0.0966" calcext:value-type="float">
            <text:p>10.096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838189" calcext:value-type="float">
            <text:p>0.838189</text:p>
          </table:table-cell>
          <table:table-cell office:value-type="string" calcext:value-type="string">
            <text:p>e_t_SUMME:</text:p>
          </table:table-cell>
          <table:table-cell office:value-type="float" office:value="11.1706" calcext:value-type="float">
            <text:p>11.1706</text:p>
          </table:table-cell>
          <table:table-cell office:value-type="string" calcext:value-type="string">
            <text:p>e_t:</text:p>
          </table:table-cell>
          <table:table-cell office:value-type="float" office:value="-0.238189" calcext:value-type="float">
            <text:p>-0.238189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1.19095" calcext:value-type="float">
            <text:p>1.19095</text:p>
          </table:table-cell>
          <table:table-cell office:value-type="string" calcext:value-type="string">
            <text:p>I:</text:p>
          </table:table-cell>
          <table:table-cell office:value-type="float" office:value="-150.374" calcext:value-type="float">
            <text:p>-150.374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4651" calcext:value-type="float">
            <text:p>0.12465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838189" calcext:value-type="float">
            <text:p>0.83818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8692E-018" calcext:value-type="float">
            <text:p>3.869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0.4328" calcext:value-type="float">
            <text:p>10.432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825436" calcext:value-type="float">
            <text:p>0.0825436</text:p>
          </table:table-cell>
          <table:table-cell office:value-type="string" calcext:value-type="string">
            <text:p>e_t_SUMME:</text:p>
          </table:table-cell>
          <table:table-cell office:value-type="float" office:value="11.6881" calcext:value-type="float">
            <text:p>11.6881</text:p>
          </table:table-cell>
          <table:table-cell office:value-type="string" calcext:value-type="string">
            <text:p>e_t:</text:p>
          </table:table-cell>
          <table:table-cell office:value-type="float" office:value="0.517456" calcext:value-type="float">
            <text:p>0.517456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2.58728" calcext:value-type="float">
            <text:p>-2.58728</text:p>
          </table:table-cell>
          <table:table-cell office:value-type="string" calcext:value-type="string">
            <text:p>I:</text:p>
          </table:table-cell>
          <table:table-cell office:value-type="float" office:value="-157.34" calcext:value-type="float">
            <text:p>-157.3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403098" calcext:value-type="float">
            <text:p>-0.40309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0825436" calcext:value-type="float">
            <text:p>0.082543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5.04501E-018" calcext:value-type="float">
            <text:p>5.0450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0.7693" calcext:value-type="float">
            <text:p>10.769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400148" calcext:value-type="float">
            <text:p>-0.400148</text:p>
          </table:table-cell>
          <table:table-cell office:value-type="string" calcext:value-type="string">
            <text:p>e_t_SUMME:</text:p>
          </table:table-cell>
          <table:table-cell office:value-type="float" office:value="12.6882" calcext:value-type="float">
            <text:p>12.6882</text:p>
          </table:table-cell>
          <table:table-cell office:value-type="string" calcext:value-type="string">
            <text:p>e_t:</text:p>
          </table:table-cell>
          <table:table-cell office:value-type="float" office:value="1.00015" calcext:value-type="float">
            <text:p>1.00015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5.00074" calcext:value-type="float">
            <text:p>-5.00074</text:p>
          </table:table-cell>
          <table:table-cell office:value-type="string" calcext:value-type="string">
            <text:p>I:</text:p>
          </table:table-cell>
          <table:table-cell office:value-type="float" office:value="-170.803" calcext:value-type="float">
            <text:p>-170.803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485827" calcext:value-type="float">
            <text:p>0.48582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400148" calcext:value-type="float">
            <text:p>-0.40014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2557E-018" calcext:value-type="float">
            <text:p>3.6255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1.1063" calcext:value-type="float">
            <text:p>11.106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398324" calcext:value-type="float">
            <text:p>0.398324</text:p>
          </table:table-cell>
          <table:table-cell office:value-type="string" calcext:value-type="string">
            <text:p>e_t_SUMME:</text:p>
          </table:table-cell>
          <table:table-cell office:value-type="float" office:value="12.8899" calcext:value-type="float">
            <text:p>12.8899</text:p>
          </table:table-cell>
          <table:table-cell office:value-type="string" calcext:value-type="string">
            <text:p>e_t:</text:p>
          </table:table-cell>
          <table:table-cell office:value-type="float" office:value="0.201676" calcext:value-type="float">
            <text:p>0.201676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1.00838" calcext:value-type="float">
            <text:p>-1.00838</text:p>
          </table:table-cell>
          <table:table-cell office:value-type="string" calcext:value-type="string">
            <text:p>I:</text:p>
          </table:table-cell>
          <table:table-cell office:value-type="float" office:value="-173.518" calcext:value-type="float">
            <text:p>-173.518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5553" calcext:value-type="float">
            <text:p>-0.555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398324" calcext:value-type="float">
            <text:p>0.39832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4.00221E-018" calcext:value-type="float">
            <text:p>4.0022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1.4424" calcext:value-type="float">
            <text:p>11.442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909473" calcext:value-type="float">
            <text:p>0.909473</text:p>
          </table:table-cell>
          <table:table-cell office:value-type="string" calcext:value-type="string">
            <text:p>e_t_SUMME:</text:p>
          </table:table-cell>
          <table:table-cell office:value-type="float" office:value="12.5804" calcext:value-type="float">
            <text:p>12.5804</text:p>
          </table:table-cell>
          <table:table-cell office:value-type="string" calcext:value-type="string">
            <text:p>e_t:</text:p>
          </table:table-cell>
          <table:table-cell office:value-type="float" office:value="-0.309473" calcext:value-type="float">
            <text:p>-0.309473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1.54736" calcext:value-type="float">
            <text:p>1.54736</text:p>
          </table:table-cell>
          <table:table-cell office:value-type="string" calcext:value-type="string">
            <text:p>I:</text:p>
          </table:table-cell>
          <table:table-cell office:value-type="float" office:value="-169.352" calcext:value-type="float">
            <text:p>-169.352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324971" calcext:value-type="float">
            <text:p>-0.32497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909473" calcext:value-type="float">
            <text:p>0.90947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5.7686E-018" calcext:value-type="float">
            <text:p>5.768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1.7792" calcext:value-type="float">
            <text:p>11.779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516983" calcext:value-type="float">
            <text:p>0.0516983</text:p>
          </table:table-cell>
          <table:table-cell office:value-type="string" calcext:value-type="string">
            <text:p>e_t_SUMME:</text:p>
          </table:table-cell>
          <table:table-cell office:value-type="float" office:value="13.1287" calcext:value-type="float">
            <text:p>13.1287</text:p>
          </table:table-cell>
          <table:table-cell office:value-type="string" calcext:value-type="string">
            <text:p>e_t:</text:p>
          </table:table-cell>
          <table:table-cell office:value-type="float" office:value="0.548302" calcext:value-type="float">
            <text:p>0.548302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2.74151" calcext:value-type="float">
            <text:p>-2.74151</text:p>
          </table:table-cell>
          <table:table-cell office:value-type="string" calcext:value-type="string">
            <text:p>I:</text:p>
          </table:table-cell>
          <table:table-cell office:value-type="float" office:value="-176.733" calcext:value-type="float">
            <text:p>-176.733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574337" calcext:value-type="float">
            <text:p>-0.57433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0516983" calcext:value-type="float">
            <text:p>0.051698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79112E-018" calcext:value-type="float">
            <text:p>3.7911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2.1158" calcext:value-type="float">
            <text:p>12.115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777676" calcext:value-type="float">
            <text:p>0.777676</text:p>
          </table:table-cell>
          <table:table-cell office:value-type="string" calcext:value-type="string">
            <text:p>e_t_SUMME:</text:p>
          </table:table-cell>
          <table:table-cell office:value-type="float" office:value="12.951" calcext:value-type="float">
            <text:p>12.951</text:p>
          </table:table-cell>
          <table:table-cell office:value-type="string" calcext:value-type="string">
            <text:p>e_t:</text:p>
          </table:table-cell>
          <table:table-cell office:value-type="float" office:value="-0.177676" calcext:value-type="float">
            <text:p>-0.177676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0.888378" calcext:value-type="float">
            <text:p>0.888378</text:p>
          </table:table-cell>
          <table:table-cell office:value-type="string" calcext:value-type="string">
            <text:p>I:</text:p>
          </table:table-cell>
          <table:table-cell office:value-type="float" office:value="-174.341" calcext:value-type="float">
            <text:p>-174.341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464794" calcext:value-type="float">
            <text:p>0.46479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777676" calcext:value-type="float">
            <text:p>0.77767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85334E-018" calcext:value-type="float">
            <text:p>3.8533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2.4527" calcext:value-type="float">
            <text:p>12.452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97269" calcext:value-type="float">
            <text:p>-0.197269</text:p>
          </table:table-cell>
          <table:table-cell office:value-type="string" calcext:value-type="string">
            <text:p>e_t_SUMME:</text:p>
          </table:table-cell>
          <table:table-cell office:value-type="float" office:value="13.7483" calcext:value-type="float">
            <text:p>13.7483</text:p>
          </table:table-cell>
          <table:table-cell office:value-type="string" calcext:value-type="string">
            <text:p>e_t:</text:p>
          </table:table-cell>
          <table:table-cell office:value-type="float" office:value="0.797269" calcext:value-type="float">
            <text:p>0.797269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3.98635" calcext:value-type="float">
            <text:p>-3.98635</text:p>
          </table:table-cell>
          <table:table-cell office:value-type="string" calcext:value-type="string">
            <text:p>I:</text:p>
          </table:table-cell>
          <table:table-cell office:value-type="float" office:value="-185.074" calcext:value-type="float">
            <text:p>-185.07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1.01981" calcext:value-type="float">
            <text:p>1.0198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97269" calcext:value-type="float">
            <text:p>-0.19726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8638E-018" calcext:value-type="float">
            <text:p>3.6863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2.7889" calcext:value-type="float">
            <text:p>12.788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256179" calcext:value-type="float">
            <text:p>-0.256179</text:p>
          </table:table-cell>
          <table:table-cell office:value-type="string" calcext:value-type="string">
            <text:p>e_t_SUMME:</text:p>
          </table:table-cell>
          <table:table-cell office:value-type="float" office:value="14.6045" calcext:value-type="float">
            <text:p>14.6045</text:p>
          </table:table-cell>
          <table:table-cell office:value-type="string" calcext:value-type="string">
            <text:p>e_t:</text:p>
          </table:table-cell>
          <table:table-cell office:value-type="float" office:value="0.856179" calcext:value-type="float">
            <text:p>0.856179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4.28089" calcext:value-type="float">
            <text:p>-4.28089</text:p>
          </table:table-cell>
          <table:table-cell office:value-type="string" calcext:value-type="string">
            <text:p>I:</text:p>
          </table:table-cell>
          <table:table-cell office:value-type="float" office:value="-196.599" calcext:value-type="float">
            <text:p>-196.599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585457" calcext:value-type="float">
            <text:p>0.58545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256179" calcext:value-type="float">
            <text:p>-0.25617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4.7718E-018" calcext:value-type="float">
            <text:p>4.771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3.1254" calcext:value-type="float">
            <text:p>13.125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602878" calcext:value-type="float">
            <text:p>-0.602878</text:p>
          </table:table-cell>
          <table:table-cell office:value-type="string" calcext:value-type="string">
            <text:p>e_t_SUMME:</text:p>
          </table:table-cell>
          <table:table-cell office:value-type="float" office:value="15.8074" calcext:value-type="float">
            <text:p>15.8074</text:p>
          </table:table-cell>
          <table:table-cell office:value-type="string" calcext:value-type="string">
            <text:p>e_t:</text:p>
          </table:table-cell>
          <table:table-cell office:value-type="float" office:value="1.20288" calcext:value-type="float">
            <text:p>1.20288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6.01439" calcext:value-type="float">
            <text:p>-6.01439</text:p>
          </table:table-cell>
          <table:table-cell office:value-type="string" calcext:value-type="string">
            <text:p>I:</text:p>
          </table:table-cell>
          <table:table-cell office:value-type="float" office:value="-212.792" calcext:value-type="float">
            <text:p>-212.792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53848" calcext:value-type="float">
            <text:p>0.65384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602878" calcext:value-type="float">
            <text:p>-0.60287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2217E-018" calcext:value-type="float">
            <text:p>3.5221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3.4618" calcext:value-type="float">
            <text:p>13.461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90957" calcext:value-type="float">
            <text:p>-0.90957</text:p>
          </table:table-cell>
          <table:table-cell office:value-type="string" calcext:value-type="string">
            <text:p>e_t_SUMME:</text:p>
          </table:table-cell>
          <table:table-cell office:value-type="float" office:value="17.3169" calcext:value-type="float">
            <text:p>17.3169</text:p>
          </table:table-cell>
          <table:table-cell office:value-type="string" calcext:value-type="string">
            <text:p>e_t:</text:p>
          </table:table-cell>
          <table:table-cell office:value-type="float" office:value="1.50957" calcext:value-type="float">
            <text:p>1.50957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7.54785" calcext:value-type="float">
            <text:p>-7.54785</text:p>
          </table:table-cell>
          <table:table-cell office:value-type="string" calcext:value-type="string">
            <text:p>I:</text:p>
          </table:table-cell>
          <table:table-cell office:value-type="float" office:value="-233.113" calcext:value-type="float">
            <text:p>-233.113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315802" calcext:value-type="float">
            <text:p>0.031580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90957" calcext:value-type="float">
            <text:p>-0.9095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72743E-018" calcext:value-type="float">
            <text:p>3.7274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3.799" calcext:value-type="float">
            <text:p>13.79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303415" calcext:value-type="float">
            <text:p>0.303415</text:p>
          </table:table-cell>
          <table:table-cell office:value-type="string" calcext:value-type="string">
            <text:p>e_t_SUMME:</text:p>
          </table:table-cell>
          <table:table-cell office:value-type="float" office:value="17.6135" calcext:value-type="float">
            <text:p>17.6135</text:p>
          </table:table-cell>
          <table:table-cell office:value-type="string" calcext:value-type="string">
            <text:p>e_t:</text:p>
          </table:table-cell>
          <table:table-cell office:value-type="float" office:value="0.296585" calcext:value-type="float">
            <text:p>0.296585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1.48293" calcext:value-type="float">
            <text:p>-1.48293</text:p>
          </table:table-cell>
          <table:table-cell office:value-type="string" calcext:value-type="string">
            <text:p>I:</text:p>
          </table:table-cell>
          <table:table-cell office:value-type="float" office:value="-237.105" calcext:value-type="float">
            <text:p>-237.105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40037" calcext:value-type="float">
            <text:p>0.64003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303415" calcext:value-type="float">
            <text:p>0.30341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38516E-018" calcext:value-type="float">
            <text:p>3.3851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4.135" calcext:value-type="float">
            <text:p>14.13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75276" calcext:value-type="float">
            <text:p>0.575276</text:p>
          </table:table-cell>
          <table:table-cell office:value-type="string" calcext:value-type="string">
            <text:p>e_t_SUMME:</text:p>
          </table:table-cell>
          <table:table-cell office:value-type="float" office:value="17.6382" calcext:value-type="float">
            <text:p>17.6382</text:p>
          </table:table-cell>
          <table:table-cell office:value-type="string" calcext:value-type="string">
            <text:p>e_t:</text:p>
          </table:table-cell>
          <table:table-cell office:value-type="float" office:value="0.024724" calcext:value-type="float">
            <text:p>0.024724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12362" calcext:value-type="float">
            <text:p>-0.12362</text:p>
          </table:table-cell>
          <table:table-cell office:value-type="string" calcext:value-type="string">
            <text:p>I:</text:p>
          </table:table-cell>
          <table:table-cell office:value-type="float" office:value="-237.438" calcext:value-type="float">
            <text:p>-237.438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389237" calcext:value-type="float">
            <text:p>0.38923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75276" calcext:value-type="float">
            <text:p>0.57527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4.0135E-018" calcext:value-type="float">
            <text:p>4.013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4.4722" calcext:value-type="float">
            <text:p>14.472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246995" calcext:value-type="float">
            <text:p>0.246995</text:p>
          </table:table-cell>
          <table:table-cell office:value-type="string" calcext:value-type="string">
            <text:p>e_t_SUMME:</text:p>
          </table:table-cell>
          <table:table-cell office:value-type="float" office:value="17.9912" calcext:value-type="float">
            <text:p>17.9912</text:p>
          </table:table-cell>
          <table:table-cell office:value-type="string" calcext:value-type="string">
            <text:p>e_t:</text:p>
          </table:table-cell>
          <table:table-cell office:value-type="float" office:value="0.353005" calcext:value-type="float">
            <text:p>0.353005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1.76502" calcext:value-type="float">
            <text:p>-1.76502</text:p>
          </table:table-cell>
          <table:table-cell office:value-type="string" calcext:value-type="string">
            <text:p>I:</text:p>
          </table:table-cell>
          <table:table-cell office:value-type="float" office:value="-242.19" calcext:value-type="float">
            <text:p>-242.19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497236" calcext:value-type="float">
            <text:p>-0.497236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246995" calcext:value-type="float">
            <text:p>0.24699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77212E-018" calcext:value-type="float">
            <text:p>3.7721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4.8083" calcext:value-type="float">
            <text:p>14.808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253826" calcext:value-type="float">
            <text:p>-0.253826</text:p>
          </table:table-cell>
          <table:table-cell office:value-type="string" calcext:value-type="string">
            <text:p>e_t_SUMME:</text:p>
          </table:table-cell>
          <table:table-cell office:value-type="float" office:value="18.8451" calcext:value-type="float">
            <text:p>18.8451</text:p>
          </table:table-cell>
          <table:table-cell office:value-type="string" calcext:value-type="string">
            <text:p>e_t:</text:p>
          </table:table-cell>
          <table:table-cell office:value-type="float" office:value="0.853826" calcext:value-type="float">
            <text:p>0.853826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4.26913" calcext:value-type="float">
            <text:p>-4.26913</text:p>
          </table:table-cell>
          <table:table-cell office:value-type="string" calcext:value-type="string">
            <text:p>I:</text:p>
          </table:table-cell>
          <table:table-cell office:value-type="float" office:value="-253.684" calcext:value-type="float">
            <text:p>-253.68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803452" calcext:value-type="float">
            <text:p>0.80345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253826" calcext:value-type="float">
            <text:p>-0.25382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8122E-018" calcext:value-type="float">
            <text:p>3.6812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5.1448" calcext:value-type="float">
            <text:p>15.144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410258" calcext:value-type="float">
            <text:p>-0.410258</text:p>
          </table:table-cell>
          <table:table-cell office:value-type="string" calcext:value-type="string">
            <text:p>e_t_SUMME:</text:p>
          </table:table-cell>
          <table:table-cell office:value-type="float" office:value="19.8553" calcext:value-type="float">
            <text:p>19.8553</text:p>
          </table:table-cell>
          <table:table-cell office:value-type="string" calcext:value-type="string">
            <text:p>e_t:</text:p>
          </table:table-cell>
          <table:table-cell office:value-type="float" office:value="1.01026" calcext:value-type="float">
            <text:p>1.01026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5.05129" calcext:value-type="float">
            <text:p>-5.05129</text:p>
          </table:table-cell>
          <table:table-cell office:value-type="string" calcext:value-type="string">
            <text:p>I:</text:p>
          </table:table-cell>
          <table:table-cell office:value-type="float" office:value="-267.284" calcext:value-type="float">
            <text:p>-267.28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551312" calcext:value-type="float">
            <text:p>0.55131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410258" calcext:value-type="float">
            <text:p>-0.41025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4.5056E-018" calcext:value-type="float">
            <text:p>4.505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5.4809" calcext:value-type="float">
            <text:p>15.480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38871" calcext:value-type="float">
            <text:p>0.438871</text:p>
          </table:table-cell>
          <table:table-cell office:value-type="string" calcext:value-type="string">
            <text:p>e_t_SUMME:</text:p>
          </table:table-cell>
          <table:table-cell office:value-type="float" office:value="20.0165" calcext:value-type="float">
            <text:p>20.0165</text:p>
          </table:table-cell>
          <table:table-cell office:value-type="string" calcext:value-type="string">
            <text:p>e_t:</text:p>
          </table:table-cell>
          <table:table-cell office:value-type="float" office:value="0.161129" calcext:value-type="float">
            <text:p>0.161129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805647" calcext:value-type="float">
            <text:p>-0.805647</text:p>
          </table:table-cell>
          <table:table-cell office:value-type="string" calcext:value-type="string">
            <text:p>I:</text:p>
          </table:table-cell>
          <table:table-cell office:value-type="float" office:value="-269.453" calcext:value-type="float">
            <text:p>-269.453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411893" calcext:value-type="float">
            <text:p>0.41189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38871" calcext:value-type="float">
            <text:p>0.43887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29167E-018" calcext:value-type="float">
            <text:p>3.2916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5.8187" calcext:value-type="float">
            <text:p>15.818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839033" calcext:value-type="float">
            <text:p>0.0839033</text:p>
          </table:table-cell>
          <table:table-cell office:value-type="string" calcext:value-type="string">
            <text:p>e_t_SUMME:</text:p>
          </table:table-cell>
          <table:table-cell office:value-type="float" office:value="20.5326" calcext:value-type="float">
            <text:p>20.5326</text:p>
          </table:table-cell>
          <table:table-cell office:value-type="string" calcext:value-type="string">
            <text:p>e_t:</text:p>
          </table:table-cell>
          <table:table-cell office:value-type="float" office:value="0.516097" calcext:value-type="float">
            <text:p>0.516097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2.58048" calcext:value-type="float">
            <text:p>-2.58048</text:p>
          </table:table-cell>
          <table:table-cell office:value-type="string" calcext:value-type="string">
            <text:p>I:</text:p>
          </table:table-cell>
          <table:table-cell office:value-type="float" office:value="-276.4" calcext:value-type="float">
            <text:p>-276.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59093" calcext:value-type="float">
            <text:p>0.65909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0839033" calcext:value-type="float">
            <text:p>0.083903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4.29196E-018" calcext:value-type="float">
            <text:p>4.2919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6.1543" calcext:value-type="float">
            <text:p>16.154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889176" calcext:value-type="float">
            <text:p>-0.889176</text:p>
          </table:table-cell>
          <table:table-cell office:value-type="string" calcext:value-type="string">
            <text:p>e_t_SUMME:</text:p>
          </table:table-cell>
          <table:table-cell office:value-type="float" office:value="22.0217" calcext:value-type="float">
            <text:p>22.0217</text:p>
          </table:table-cell>
          <table:table-cell office:value-type="string" calcext:value-type="string">
            <text:p>e_t:</text:p>
          </table:table-cell>
          <table:table-cell office:value-type="float" office:value="1.48918" calcext:value-type="float">
            <text:p>1.48918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7.44588" calcext:value-type="float">
            <text:p>-7.44588</text:p>
          </table:table-cell>
          <table:table-cell office:value-type="string" calcext:value-type="string">
            <text:p>I:</text:p>
          </table:table-cell>
          <table:table-cell office:value-type="float" office:value="-296.447" calcext:value-type="float">
            <text:p>-296.447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115009" calcext:value-type="float">
            <text:p>-0.11500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889176" calcext:value-type="float">
            <text:p>-0.88917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3779E-018" calcext:value-type="float">
            <text:p>3.5377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6.4907" calcext:value-type="float">
            <text:p>16.490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434818" calcext:value-type="float">
            <text:p>-0.434818</text:p>
          </table:table-cell>
          <table:table-cell office:value-type="string" calcext:value-type="string">
            <text:p>e_t_SUMME:</text:p>
          </table:table-cell>
          <table:table-cell office:value-type="float" office:value="23.0565" calcext:value-type="float">
            <text:p>23.0565</text:p>
          </table:table-cell>
          <table:table-cell office:value-type="string" calcext:value-type="string">
            <text:p>e_t:</text:p>
          </table:table-cell>
          <table:table-cell office:value-type="float" office:value="1.03482" calcext:value-type="float">
            <text:p>1.03482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5.17409" calcext:value-type="float">
            <text:p>-5.17409</text:p>
          </table:table-cell>
          <table:table-cell office:value-type="string" calcext:value-type="string">
            <text:p>I:</text:p>
          </table:table-cell>
          <table:table-cell office:value-type="float" office:value="-310.377" calcext:value-type="float">
            <text:p>-310.377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406983" calcext:value-type="float">
            <text:p>-0.40698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434818" calcext:value-type="float">
            <text:p>-0.43481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4688E-018" calcext:value-type="float">
            <text:p>3.5468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6.8271" calcext:value-type="float">
            <text:p>16.827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309893" calcext:value-type="float">
            <text:p>-0.309893</text:p>
          </table:table-cell>
          <table:table-cell office:value-type="string" calcext:value-type="string">
            <text:p>e_t_SUMME:</text:p>
          </table:table-cell>
          <table:table-cell office:value-type="float" office:value="23.9664" calcext:value-type="float">
            <text:p>23.9664</text:p>
          </table:table-cell>
          <table:table-cell office:value-type="string" calcext:value-type="string">
            <text:p>e_t:</text:p>
          </table:table-cell>
          <table:table-cell office:value-type="float" office:value="0.909893" calcext:value-type="float">
            <text:p>0.909893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4.54946" calcext:value-type="float">
            <text:p>-4.54946</text:p>
          </table:table-cell>
          <table:table-cell office:value-type="string" calcext:value-type="string">
            <text:p>I:</text:p>
          </table:table-cell>
          <table:table-cell office:value-type="float" office:value="-322.626" calcext:value-type="float">
            <text:p>-322.626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495839" calcext:value-type="float">
            <text:p>0.49583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309893" calcext:value-type="float">
            <text:p>-0.30989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4.02541E-018" calcext:value-type="float">
            <text:p>4.0254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7.1635" calcext:value-type="float">
            <text:p>17.163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854077" calcext:value-type="float">
            <text:p>-0.854077</text:p>
          </table:table-cell>
          <table:table-cell office:value-type="string" calcext:value-type="string">
            <text:p>e_t_SUMME:</text:p>
          </table:table-cell>
          <table:table-cell office:value-type="float" office:value="25.4205" calcext:value-type="float">
            <text:p>25.4205</text:p>
          </table:table-cell>
          <table:table-cell office:value-type="string" calcext:value-type="string">
            <text:p>e_t:</text:p>
          </table:table-cell>
          <table:table-cell office:value-type="float" office:value="1.45408" calcext:value-type="float">
            <text:p>1.45408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7.27039" calcext:value-type="float">
            <text:p>-7.27039</text:p>
          </table:table-cell>
          <table:table-cell office:value-type="string" calcext:value-type="string">
            <text:p>I:</text:p>
          </table:table-cell>
          <table:table-cell office:value-type="float" office:value="-342.2" calcext:value-type="float">
            <text:p>-342.2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162998" calcext:value-type="float">
            <text:p>-0.16299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854077" calcext:value-type="float">
            <text:p>-0.85407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0757E-018" calcext:value-type="float">
            <text:p>3.6075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7.5008" calcext:value-type="float">
            <text:p>17.500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1216" calcext:value-type="float">
            <text:p>0.581216</text:p>
          </table:table-cell>
          <table:table-cell office:value-type="string" calcext:value-type="string">
            <text:p>e_t_SUMME:</text:p>
          </table:table-cell>
          <table:table-cell office:value-type="float" office:value="25.4393" calcext:value-type="float">
            <text:p>25.4393</text:p>
          </table:table-cell>
          <table:table-cell office:value-type="string" calcext:value-type="string">
            <text:p>e_t:</text:p>
          </table:table-cell>
          <table:table-cell office:value-type="float" office:value="0.0187839" calcext:value-type="float">
            <text:p>0.0187839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0939193" calcext:value-type="float">
            <text:p>-0.0939193</text:p>
          </table:table-cell>
          <table:table-cell office:value-type="string" calcext:value-type="string">
            <text:p>I:</text:p>
          </table:table-cell>
          <table:table-cell office:value-type="float" office:value="-342.453" calcext:value-type="float">
            <text:p>-342.453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550892" calcext:value-type="float">
            <text:p>0.55089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1216" calcext:value-type="float">
            <text:p>0.58121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1112E-018" calcext:value-type="float">
            <text:p>3.4111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7.8374" calcext:value-type="float">
            <text:p>17.837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47652" calcext:value-type="float">
            <text:p>-0.147652</text:p>
          </table:table-cell>
          <table:table-cell office:value-type="string" calcext:value-type="string">
            <text:p>e_t_SUMME:</text:p>
          </table:table-cell>
          <table:table-cell office:value-type="float" office:value="26.187" calcext:value-type="float">
            <text:p>26.187</text:p>
          </table:table-cell>
          <table:table-cell office:value-type="string" calcext:value-type="string">
            <text:p>e_t:</text:p>
          </table:table-cell>
          <table:table-cell office:value-type="float" office:value="0.747652" calcext:value-type="float">
            <text:p>0.747652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3.73826" calcext:value-type="float">
            <text:p>-3.73826</text:p>
          </table:table-cell>
          <table:table-cell office:value-type="string" calcext:value-type="string">
            <text:p>I:</text:p>
          </table:table-cell>
          <table:table-cell office:value-type="float" office:value="-352.517" calcext:value-type="float">
            <text:p>-352.517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53924" calcext:value-type="float">
            <text:p>0.65392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47652" calcext:value-type="float">
            <text:p>-0.147652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4.42612E-018" calcext:value-type="float">
            <text:p>4.4261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8.1733" calcext:value-type="float">
            <text:p>18.173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18009" calcext:value-type="float">
            <text:p>0.518009</text:p>
          </table:table-cell>
          <table:table-cell office:value-type="string" calcext:value-type="string">
            <text:p>e_t_SUMME:</text:p>
          </table:table-cell>
          <table:table-cell office:value-type="float" office:value="26.2689" calcext:value-type="float">
            <text:p>26.2689</text:p>
          </table:table-cell>
          <table:table-cell office:value-type="string" calcext:value-type="string">
            <text:p>e_t:</text:p>
          </table:table-cell>
          <table:table-cell office:value-type="float" office:value="0.081991" calcext:value-type="float">
            <text:p>0.081991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409955" calcext:value-type="float">
            <text:p>-0.409955</text:p>
          </table:table-cell>
          <table:table-cell office:value-type="string" calcext:value-type="string">
            <text:p>I:</text:p>
          </table:table-cell>
          <table:table-cell office:value-type="float" office:value="-353.621" calcext:value-type="float">
            <text:p>-353.621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211536" calcext:value-type="float">
            <text:p>0.211536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18009" calcext:value-type="float">
            <text:p>0.51800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80422E-018" calcext:value-type="float">
            <text:p>3.8042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8.51" calcext:value-type="float">
            <text:p>18.5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5238" calcext:value-type="float">
            <text:p>-0.5238</text:p>
          </table:table-cell>
          <table:table-cell office:value-type="string" calcext:value-type="string">
            <text:p>e_t_SUMME:</text:p>
          </table:table-cell>
          <table:table-cell office:value-type="float" office:value="27.3927" calcext:value-type="float">
            <text:p>27.3927</text:p>
          </table:table-cell>
          <table:table-cell office:value-type="string" calcext:value-type="string">
            <text:p>e_t:</text:p>
          </table:table-cell>
          <table:table-cell office:value-type="float" office:value="1.1238" calcext:value-type="float">
            <text:p>1.1238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5.619" calcext:value-type="float">
            <text:p>-5.619</text:p>
          </table:table-cell>
          <table:table-cell office:value-type="string" calcext:value-type="string">
            <text:p>I:</text:p>
          </table:table-cell>
          <table:table-cell office:value-type="float" office:value="-368.749" calcext:value-type="float">
            <text:p>-368.749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354455" calcext:value-type="float">
            <text:p>0.35445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5238" calcext:value-type="float">
            <text:p>-0.523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4.58578E-018" calcext:value-type="float">
            <text:p>4.5857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8.8463" calcext:value-type="float">
            <text:p>18.846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95998" calcext:value-type="float">
            <text:p>0.495998</text:p>
          </table:table-cell>
          <table:table-cell office:value-type="string" calcext:value-type="string">
            <text:p>e_t_SUMME:</text:p>
          </table:table-cell>
          <table:table-cell office:value-type="float" office:value="27.4967" calcext:value-type="float">
            <text:p>27.4967</text:p>
          </table:table-cell>
          <table:table-cell office:value-type="string" calcext:value-type="string">
            <text:p>e_t:</text:p>
          </table:table-cell>
          <table:table-cell office:value-type="float" office:value="0.104002" calcext:value-type="float">
            <text:p>0.104002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52001" calcext:value-type="float">
            <text:p>-0.52001</text:p>
          </table:table-cell>
          <table:table-cell office:value-type="string" calcext:value-type="string">
            <text:p>I:</text:p>
          </table:table-cell>
          <table:table-cell office:value-type="float" office:value="-370.149" calcext:value-type="float">
            <text:p>-370.149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638315" calcext:value-type="float">
            <text:p>-0.63831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95998" calcext:value-type="float">
            <text:p>0.49599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4.27293E-018" calcext:value-type="float">
            <text:p>4.2729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9.1829" calcext:value-type="float">
            <text:p>19.182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1.62659" calcext:value-type="float">
            <text:p>1.62659</text:p>
          </table:table-cell>
          <table:table-cell office:value-type="string" calcext:value-type="string">
            <text:p>e_t_SUMME:</text:p>
          </table:table-cell>
          <table:table-cell office:value-type="float" office:value="26.4702" calcext:value-type="float">
            <text:p>26.4702</text:p>
          </table:table-cell>
          <table:table-cell office:value-type="string" calcext:value-type="string">
            <text:p>e_t:</text:p>
          </table:table-cell>
          <table:table-cell office:value-type="float" office:value="-1.02659" calcext:value-type="float">
            <text:p>-1.02659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5.13294" calcext:value-type="float">
            <text:p>5.13294</text:p>
          </table:table-cell>
          <table:table-cell office:value-type="string" calcext:value-type="string">
            <text:p>I:</text:p>
          </table:table-cell>
          <table:table-cell office:value-type="float" office:value="-356.33" calcext:value-type="float">
            <text:p>-356.33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728773" calcext:value-type="float">
            <text:p>0.72877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1.62659" calcext:value-type="float">
            <text:p>1.6265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6.26552E-018" calcext:value-type="float">
            <text:p>6.2655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9.5195" calcext:value-type="float">
            <text:p>19.519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74804" calcext:value-type="float">
            <text:p>0.474804</text:p>
          </table:table-cell>
          <table:table-cell office:value-type="string" calcext:value-type="string">
            <text:p>e_t_SUMME:</text:p>
          </table:table-cell>
          <table:table-cell office:value-type="float" office:value="26.5954" calcext:value-type="float">
            <text:p>26.5954</text:p>
          </table:table-cell>
          <table:table-cell office:value-type="string" calcext:value-type="string">
            <text:p>e_t:</text:p>
          </table:table-cell>
          <table:table-cell office:value-type="float" office:value="0.125196" calcext:value-type="float">
            <text:p>0.125196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625981" calcext:value-type="float">
            <text:p>-0.625981</text:p>
          </table:table-cell>
          <table:table-cell office:value-type="string" calcext:value-type="string">
            <text:p>I:</text:p>
          </table:table-cell>
          <table:table-cell office:value-type="float" office:value="-358.015" calcext:value-type="float">
            <text:p>-358.015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21238" calcext:value-type="float">
            <text:p>-0.2123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74804" calcext:value-type="float">
            <text:p>0.47480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85566E-018" calcext:value-type="float">
            <text:p>3.8556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9.8562" calcext:value-type="float">
            <text:p>19.856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3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4"/>
        </table:table-row>
        <table:table-row table:style-name="ro1" table:number-rows-repeated="1048514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23:35:11.21506869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9T23:36:34.047911588</dc:date>
    <meta:editing-duration>PT12H34M51S</meta:editing-duration>
    <meta:editing-cycles>16</meta:editing-cycles>
    <meta:generator>LibreOffice/6.4.6.2$Linux_X86_64 LibreOffice_project/40$Build-2</meta:generator>
    <meta:document-statistic meta:table-count="1" meta:cell-count="1770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1.182cm" svg:height="9.005cm" xlink:href=".." xlink:type="simple" chart:class="chart:scatter" chart:style-name="ch1">
        <chart:legend chart:legend-position="bottom" svg:x="19.461cm" svg:y="8.039cm" style:legend-expansion="custom" chartooo:width="10.931cm" chartooo:height="0.962cm" style:legend-expansion-aspect-ratio="11.3627858627859" chart:style-name="ch2"/>
        <chart:plot-area chart:style-name="ch3" table:cell-range-address="PID_Data.AD1:PID_Data.AD59 PID_Data.C1:PID_Data.H1 PID_Data.J1:PID_Data.J59 PID_Data.B1:PID_Data.B59" chart:data-source-has-labels="row" svg:x="1.023cm" svg:y="0.18cm" svg:width="49.136cm" svg:height="7.667cm">
          <chartooo:coordinate-region svg:x="1.856cm" svg:y="0.379cm" svg:width="48.116cm" svg:height="7.2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ID_Data.J1:PID_Data.J59" chart:label-cell-address="PID_Data.C1:PID_Data.H1" chart:class="chart:scatter">
            <chart:domain table:cell-range-address="PID_Data.AD1:PID_Data.AD59"/>
            <chart:data-point chart:repeated="59"/>
          </chart:series>
          <chart:series chart:style-name="ch8" chart:values-cell-range-address="PID_Data.B1:PID_Data.B59" loext:label-string="target" chart:class="chart:scatter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K_P: -5 K_I: -40 K_D: 0</text:p>
                <text:list>
                  <text:list-item>
                    <text:p>K_P:</text:p>
                  </text:list-item>
                  <text:list-item>
                    <text:p>-5</text:p>
                  </text:list-item>
                  <text:list-item>
                    <text:p>K_I:</text:p>
                  </text:list-item>
                  <text:list-item>
                    <text:p>-40</text:p>
                  </text:list-item>
                  <text:list-item>
                    <text:p>K_D:</text:p>
                  </text:list-item>
                  <text:list-item>
                    <text:p>0</text:p>
                  </text:list-item>
                </text:list>
                <draw:g>
                  <svg:desc>PID_Data.C1:PID_Data.H1</svg:desc>
                </draw:g>
              </table:table-cell>
              <table:table-cell office:value-type="string">
                <text:p>targ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58">
                <text:p>0.33658</text:p>
                <draw:g>
                  <svg:desc>PID_Data.AD1:PID_Data.AD59</svg:desc>
                </draw:g>
              </table:table-cell>
              <table:table-cell office:value-type="float" office:value="0.0242825">
                <text:p>0.0242825</text:p>
                <draw:g>
                  <svg:desc>PID_Data.J1:PID_Data.J59</svg:desc>
                </draw:g>
              </table:table-cell>
              <table:table-cell office:value-type="float" office:value="0.6">
                <text:p>0.6</text:p>
                <draw:g>
                  <svg:desc>PID_Data.B1:PID_Data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367">
                <text:p>0.67367</text:p>
              </table:table-cell>
              <table:table-cell office:value-type="float" office:value="0.278693">
                <text:p>0.27869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04">
                <text:p>1.01004</text:p>
              </table:table-cell>
              <table:table-cell office:value-type="float" office:value="-0.310258">
                <text:p>-0.31025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673">
                <text:p>1.34673</text:p>
              </table:table-cell>
              <table:table-cell office:value-type="float" office:value="-0.573662">
                <text:p>-0.57366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289">
                <text:p>1.68289</text:p>
              </table:table-cell>
              <table:table-cell office:value-type="float" office:value="0.491716">
                <text:p>0.49171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1939">
                <text:p>2.01939</text:p>
              </table:table-cell>
              <table:table-cell office:value-type="float" office:value="1.17311">
                <text:p>1.1731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716">
                <text:p>2.35716</text:p>
              </table:table-cell>
              <table:table-cell office:value-type="float" office:value="-0.675474">
                <text:p>-0.67547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232">
                <text:p>2.69232</text:p>
              </table:table-cell>
              <table:table-cell office:value-type="float" office:value="1.32469">
                <text:p>1.3246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">
                <text:p>3.029</text:p>
              </table:table-cell>
              <table:table-cell office:value-type="float" office:value="1.56382">
                <text:p>1.5638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582">
                <text:p>3.36582</text:p>
              </table:table-cell>
              <table:table-cell office:value-type="float" office:value="0.112004">
                <text:p>0.11200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66">
                <text:p>3.70266</text:p>
              </table:table-cell>
              <table:table-cell office:value-type="float" office:value="-0.668702">
                <text:p>-0.66870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893">
                <text:p>4.03893</text:p>
              </table:table-cell>
              <table:table-cell office:value-type="float" office:value="-0.760467">
                <text:p>-0.76046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62">
                <text:p>4.37562</text:p>
              </table:table-cell>
              <table:table-cell office:value-type="float" office:value="-0.252676">
                <text:p>-0.25267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68">
                <text:p>4.71168</text:p>
              </table:table-cell>
              <table:table-cell office:value-type="float" office:value="-0.185091">
                <text:p>-0.18509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75">
                <text:p>5.04875</text:p>
              </table:table-cell>
              <table:table-cell office:value-type="float" office:value="0.447813">
                <text:p>0.44781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514">
                <text:p>5.38514</text:p>
              </table:table-cell>
              <table:table-cell office:value-type="float" office:value="0.654993">
                <text:p>0.65499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17">
                <text:p>5.72117</text:p>
              </table:table-cell>
              <table:table-cell office:value-type="float" office:value="-0.0616683">
                <text:p>-0.061668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772">
                <text:p>6.05772</text:p>
              </table:table-cell>
              <table:table-cell office:value-type="float" office:value="1.16939">
                <text:p>1.1693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62">
                <text:p>6.39462</text:p>
              </table:table-cell>
              <table:table-cell office:value-type="float" office:value="1.23869">
                <text:p>1.2386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174">
                <text:p>6.73174</text:p>
              </table:table-cell>
              <table:table-cell office:value-type="float" office:value="-0.876004">
                <text:p>-0.87600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45">
                <text:p>7.06845</text:p>
              </table:table-cell>
              <table:table-cell office:value-type="float" office:value="0.355193">
                <text:p>0.35519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434">
                <text:p>7.40434</text:p>
              </table:table-cell>
              <table:table-cell office:value-type="float" office:value="0.367747">
                <text:p>0.36774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125">
                <text:p>7.74125</text:p>
              </table:table-cell>
              <table:table-cell office:value-type="float" office:value="0.837855">
                <text:p>0.83785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36">
                <text:p>8.07736</text:p>
              </table:table-cell>
              <table:table-cell office:value-type="float" office:value="0.73415">
                <text:p>0.7341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67">
                <text:p>8.41367</text:p>
              </table:table-cell>
              <table:table-cell office:value-type="float" office:value="0.838236">
                <text:p>0.83823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12">
                <text:p>8.75012</text:p>
              </table:table-cell>
              <table:table-cell office:value-type="float" office:value="-0.190987">
                <text:p>-0.19098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687">
                <text:p>9.08687</text:p>
              </table:table-cell>
              <table:table-cell office:value-type="float" office:value="-0.464853">
                <text:p>-0.46485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358">
                <text:p>9.42358</text:p>
              </table:table-cell>
              <table:table-cell office:value-type="float" office:value="0.759337">
                <text:p>0.75933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25">
                <text:p>9.76025</text:p>
              </table:table-cell>
              <table:table-cell office:value-type="float" office:value="-0.229365">
                <text:p>-0.22936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66">
                <text:p>10.0966</text:p>
              </table:table-cell>
              <table:table-cell office:value-type="float" office:value="-0.531304">
                <text:p>-0.53130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28">
                <text:p>10.4328</text:p>
              </table:table-cell>
              <table:table-cell office:value-type="float" office:value="0.838189">
                <text:p>0.83818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693">
                <text:p>10.7693</text:p>
              </table:table-cell>
              <table:table-cell office:value-type="float" office:value="0.0825436">
                <text:p>0.082543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63">
                <text:p>11.1063</text:p>
              </table:table-cell>
              <table:table-cell office:value-type="float" office:value="-0.400148">
                <text:p>-0.40014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24">
                <text:p>11.4424</text:p>
              </table:table-cell>
              <table:table-cell office:value-type="float" office:value="0.398324">
                <text:p>0.39832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2">
                <text:p>11.7792</text:p>
              </table:table-cell>
              <table:table-cell office:value-type="float" office:value="0.909473">
                <text:p>0.90947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58">
                <text:p>12.1158</text:p>
              </table:table-cell>
              <table:table-cell office:value-type="float" office:value="0.0516983">
                <text:p>0.051698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7">
                <text:p>12.4527</text:p>
              </table:table-cell>
              <table:table-cell office:value-type="float" office:value="0.777676">
                <text:p>0.77767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89">
                <text:p>12.7889</text:p>
              </table:table-cell>
              <table:table-cell office:value-type="float" office:value="-0.197269">
                <text:p>-0.19726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54">
                <text:p>13.1254</text:p>
              </table:table-cell>
              <table:table-cell office:value-type="float" office:value="-0.256179">
                <text:p>-0.25617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8">
                <text:p>13.4618</text:p>
              </table:table-cell>
              <table:table-cell office:value-type="float" office:value="-0.602878">
                <text:p>-0.60287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9">
                <text:p>13.799</text:p>
              </table:table-cell>
              <table:table-cell office:value-type="float" office:value="-0.90957">
                <text:p>-0.9095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">
                <text:p>14.135</text:p>
              </table:table-cell>
              <table:table-cell office:value-type="float" office:value="0.303415">
                <text:p>0.30341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22">
                <text:p>14.4722</text:p>
              </table:table-cell>
              <table:table-cell office:value-type="float" office:value="0.575276">
                <text:p>0.57527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83">
                <text:p>14.8083</text:p>
              </table:table-cell>
              <table:table-cell office:value-type="float" office:value="0.246995">
                <text:p>0.24699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8">
                <text:p>15.1448</text:p>
              </table:table-cell>
              <table:table-cell office:value-type="float" office:value="-0.253826">
                <text:p>-0.25382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09">
                <text:p>15.4809</text:p>
              </table:table-cell>
              <table:table-cell office:value-type="float" office:value="-0.410258">
                <text:p>-0.41025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87">
                <text:p>15.8187</text:p>
              </table:table-cell>
              <table:table-cell office:value-type="float" office:value="0.438871">
                <text:p>0.43887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3">
                <text:p>16.1543</text:p>
              </table:table-cell>
              <table:table-cell office:value-type="float" office:value="0.0839033">
                <text:p>0.083903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07">
                <text:p>16.4907</text:p>
              </table:table-cell>
              <table:table-cell office:value-type="float" office:value="-0.889176">
                <text:p>-0.88917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1">
                <text:p>16.8271</text:p>
              </table:table-cell>
              <table:table-cell office:value-type="float" office:value="-0.434818">
                <text:p>-0.43481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35">
                <text:p>17.1635</text:p>
              </table:table-cell>
              <table:table-cell office:value-type="float" office:value="-0.309893">
                <text:p>-0.30989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8">
                <text:p>17.5008</text:p>
              </table:table-cell>
              <table:table-cell office:value-type="float" office:value="-0.854077">
                <text:p>-0.85407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74">
                <text:p>17.8374</text:p>
              </table:table-cell>
              <table:table-cell office:value-type="float" office:value="0.581216">
                <text:p>0.58121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3">
                <text:p>18.1733</text:p>
              </table:table-cell>
              <table:table-cell office:value-type="float" office:value="-0.147652">
                <text:p>-0.14765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">
                <text:p>18.51</text:p>
              </table:table-cell>
              <table:table-cell office:value-type="float" office:value="0.518009">
                <text:p>0.51800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63">
                <text:p>18.8463</text:p>
              </table:table-cell>
              <table:table-cell office:value-type="float" office:value="-0.5238">
                <text:p>-0.523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29">
                <text:p>19.1829</text:p>
              </table:table-cell>
              <table:table-cell office:value-type="float" office:value="0.495998">
                <text:p>0.49599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5">
                <text:p>19.5195</text:p>
              </table:table-cell>
              <table:table-cell office:value-type="float" office:value="1.62659">
                <text:p>1.6265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2">
                <text:p>19.8562</text:p>
              </table:table-cell>
              <table:table-cell office:value-type="float" office:value="0.474804">
                <text:p>0.474804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8.127cm" svg:y="4.198cm" style:legend-expansion="high" chart:style-name="ch2"/>
        <chart:plot-area chart:style-name="ch3" table:cell-range-address="PID_Data.AD1:PID_Data.AD59 PID_Data.P1:PID_Data.P59" chart:data-source-has-labels="row" svg:x="1.019cm" svg:y="0.179cm" svg:width="46.089cm" svg:height="8.636cm">
          <chartooo:coordinate-region svg:x="1.746cm" svg:y="0.377cm" svg:width="45.175cm" svg:height="8.2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P1:PID_Data.P59" loext:label-string="amplitude" chart:class="chart:scatter">
            <chart:domain table:cell-range-address="PID_Data.AD1:PID_Data.AD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amplitud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58">
                <text:p>0.33658</text:p>
                <draw:g>
                  <svg:desc>PID_Data.AD1:PID_Data.AD59</svg:desc>
                </draw:g>
              </table:table-cell>
              <table:table-cell office:value-type="float" office:value="-10.6286">
                <text:p>-10.6286</text:p>
                <draw:g>
                  <svg:desc>PID_Data.P1:PID_Data.P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367">
                <text:p>0.67367</text:p>
              </table:table-cell>
              <table:table-cell office:value-type="float" office:value="-13.6819">
                <text:p>-13.68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04">
                <text:p>1.01004</text:p>
              </table:table-cell>
              <table:table-cell office:value-type="float" office:value="-28.8801">
                <text:p>-28.8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673">
                <text:p>1.34673</text:p>
              </table:table-cell>
              <table:table-cell office:value-type="float" office:value="-45.9965">
                <text:p>-45.9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289">
                <text:p>1.68289</text:p>
              </table:table-cell>
              <table:table-cell office:value-type="float" office:value="-42.1273">
                <text:p>-42.12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1939">
                <text:p>2.01939</text:p>
              </table:table-cell>
              <table:table-cell office:value-type="float" office:value="-31.0053">
                <text:p>-31.0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716">
                <text:p>2.3571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232">
                <text:p>2.69232</text:p>
              </table:table-cell>
              <table:table-cell office:value-type="float" office:value="-37.6618">
                <text:p>-37.66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">
                <text:p>3.029</text:p>
              </table:table-cell>
              <table:table-cell office:value-type="float" office:value="-23.4916">
                <text:p>-23.49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582">
                <text:p>3.36582</text:p>
              </table:table-cell>
              <table:table-cell office:value-type="float" office:value="-37.3199">
                <text:p>-37.3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66">
                <text:p>3.7026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893">
                <text:p>4.0389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62">
                <text:p>4.37562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68">
                <text:p>4.71168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75">
                <text:p>5.04875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514">
                <text:p>5.38514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17">
                <text:p>5.7211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772">
                <text:p>6.05772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62">
                <text:p>6.39462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174">
                <text:p>6.73174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45">
                <text:p>7.06845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434">
                <text:p>7.40434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125">
                <text:p>7.74125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36">
                <text:p>8.0773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67">
                <text:p>8.4136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12">
                <text:p>8.75012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687">
                <text:p>9.0868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358">
                <text:p>9.42358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25">
                <text:p>9.76025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66">
                <text:p>10.096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28">
                <text:p>10.4328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693">
                <text:p>10.769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63">
                <text:p>11.106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24">
                <text:p>11.4424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2">
                <text:p>11.7792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58">
                <text:p>12.1158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7">
                <text:p>12.452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89">
                <text:p>12.7889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54">
                <text:p>13.1254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8">
                <text:p>13.4618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9">
                <text:p>13.799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">
                <text:p>14.135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22">
                <text:p>14.4722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83">
                <text:p>14.808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8">
                <text:p>15.1448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09">
                <text:p>15.4809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87">
                <text:p>15.818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3">
                <text:p>16.154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07">
                <text:p>16.490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1">
                <text:p>16.827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35">
                <text:p>17.1635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8">
                <text:p>17.5008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74">
                <text:p>17.8374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3">
                <text:p>18.173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">
                <text:p>18.5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63">
                <text:p>18.846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29">
                <text:p>19.1829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5">
                <text:p>19.5195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2">
                <text:p>19.8562</text:p>
              </table:table-cell>
              <table:table-cell office:value-type="float" office:value="-50">
                <text:p>-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8.445cm" svg:y="4.198cm" style:legend-expansion="high" chart:style-name="ch2"/>
        <chart:plot-area chart:style-name="ch3" table:cell-range-address="PID_Data.AD1:PID_Data.AD59 PID_Data.C1:PID_Data.D1 PID_Data.R1:PID_Data.R59" chart:data-source-has-labels="row" svg:x="1.019cm" svg:y="0.179cm" svg:width="46.407cm" svg:height="8.636cm">
          <chartooo:coordinate-region svg:x="1.746cm" svg:y="0.378cm" svg:width="45.494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R1:PID_Data.R59" chart:label-cell-address="PID_Data.C1:PID_Data.D1" chart:class="chart:scatter">
            <chart:domain table:cell-range-address="PID_Data.AD1:PID_Data.AD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K_P: -5</text:p>
                <text:list>
                  <text:list-item>
                    <text:p>K_P:</text:p>
                  </text:list-item>
                  <text:list-item>
                    <text:p>-5</text:p>
                  </text:list-item>
                </text:list>
                <draw:g>
                  <svg:desc>PID_Data.C1:PID_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58">
                <text:p>0.33658</text:p>
                <draw:g>
                  <svg:desc>PID_Data.AD1:PID_Data.AD59</svg:desc>
                </draw:g>
              </table:table-cell>
              <table:table-cell office:value-type="float" office:value="-2.87859">
                <text:p>-2.87859</text:p>
                <draw:g>
                  <svg:desc>PID_Data.R1:PID_Data.R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367">
                <text:p>0.67367</text:p>
              </table:table-cell>
              <table:table-cell office:value-type="float" office:value="-1.60653">
                <text:p>-1.606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04">
                <text:p>1.01004</text:p>
              </table:table-cell>
              <table:table-cell office:value-type="float" office:value="-4.55129">
                <text:p>-4.55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673">
                <text:p>1.34673</text:p>
              </table:table-cell>
              <table:table-cell office:value-type="float" office:value="-5.86831">
                <text:p>-5.868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289">
                <text:p>1.68289</text:p>
              </table:table-cell>
              <table:table-cell office:value-type="float" office:value="-0.541419">
                <text:p>-0.541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1939">
                <text:p>2.01939</text:p>
              </table:table-cell>
              <table:table-cell office:value-type="float" office:value="2.86555">
                <text:p>2.86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716">
                <text:p>2.35716</text:p>
              </table:table-cell>
              <table:table-cell office:value-type="float" office:value="-6.37737">
                <text:p>-6.377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232">
                <text:p>2.69232</text:p>
              </table:table-cell>
              <table:table-cell office:value-type="float" office:value="3.62345">
                <text:p>3.62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">
                <text:p>3.029</text:p>
              </table:table-cell>
              <table:table-cell office:value-type="float" office:value="4.81912">
                <text:p>4.81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582">
                <text:p>3.36582</text:p>
              </table:table-cell>
              <table:table-cell office:value-type="float" office:value="-2.43998">
                <text:p>-2.439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66">
                <text:p>3.70266</text:p>
              </table:table-cell>
              <table:table-cell office:value-type="float" office:value="-6.34351">
                <text:p>-6.34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893">
                <text:p>4.03893</text:p>
              </table:table-cell>
              <table:table-cell office:value-type="float" office:value="-6.80234">
                <text:p>-6.802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62">
                <text:p>4.37562</text:p>
              </table:table-cell>
              <table:table-cell office:value-type="float" office:value="-4.26338">
                <text:p>-4.263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68">
                <text:p>4.71168</text:p>
              </table:table-cell>
              <table:table-cell office:value-type="float" office:value="-3.92545">
                <text:p>-3.92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75">
                <text:p>5.04875</text:p>
              </table:table-cell>
              <table:table-cell office:value-type="float" office:value="-0.760933">
                <text:p>-0.7609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514">
                <text:p>5.38514</text:p>
              </table:table-cell>
              <table:table-cell office:value-type="float" office:value="0.274964">
                <text:p>0.2749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17">
                <text:p>5.72117</text:p>
              </table:table-cell>
              <table:table-cell office:value-type="float" office:value="-3.30834">
                <text:p>-3.308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772">
                <text:p>6.05772</text:p>
              </table:table-cell>
              <table:table-cell office:value-type="float" office:value="2.84695">
                <text:p>2.846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62">
                <text:p>6.39462</text:p>
              </table:table-cell>
              <table:table-cell office:value-type="float" office:value="3.19343">
                <text:p>3.193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174">
                <text:p>6.73174</text:p>
              </table:table-cell>
              <table:table-cell office:value-type="float" office:value="-7.38002">
                <text:p>-7.38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45">
                <text:p>7.06845</text:p>
              </table:table-cell>
              <table:table-cell office:value-type="float" office:value="-1.22404">
                <text:p>-1.224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434">
                <text:p>7.40434</text:p>
              </table:table-cell>
              <table:table-cell office:value-type="float" office:value="-1.16127">
                <text:p>-1.161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125">
                <text:p>7.74125</text:p>
              </table:table-cell>
              <table:table-cell office:value-type="float" office:value="1.18927">
                <text:p>1.189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36">
                <text:p>8.07736</text:p>
              </table:table-cell>
              <table:table-cell office:value-type="float" office:value="0.67075">
                <text:p>0.670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67">
                <text:p>8.41367</text:p>
              </table:table-cell>
              <table:table-cell office:value-type="float" office:value="1.19118">
                <text:p>1.191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12">
                <text:p>8.75012</text:p>
              </table:table-cell>
              <table:table-cell office:value-type="float" office:value="-3.95493">
                <text:p>-3.954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687">
                <text:p>9.08687</text:p>
              </table:table-cell>
              <table:table-cell office:value-type="float" office:value="-5.32426">
                <text:p>-5.324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358">
                <text:p>9.42358</text:p>
              </table:table-cell>
              <table:table-cell office:value-type="float" office:value="0.796687">
                <text:p>0.7966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25">
                <text:p>9.76025</text:p>
              </table:table-cell>
              <table:table-cell office:value-type="float" office:value="-4.14683">
                <text:p>-4.146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66">
                <text:p>10.0966</text:p>
              </table:table-cell>
              <table:table-cell office:value-type="float" office:value="-5.65652">
                <text:p>-5.656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28">
                <text:p>10.4328</text:p>
              </table:table-cell>
              <table:table-cell office:value-type="float" office:value="1.19095">
                <text:p>1.190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693">
                <text:p>10.7693</text:p>
              </table:table-cell>
              <table:table-cell office:value-type="float" office:value="-2.58728">
                <text:p>-2.587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63">
                <text:p>11.1063</text:p>
              </table:table-cell>
              <table:table-cell office:value-type="float" office:value="-5.00074">
                <text:p>-5.000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24">
                <text:p>11.4424</text:p>
              </table:table-cell>
              <table:table-cell office:value-type="float" office:value="-1.00838">
                <text:p>-1.008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2">
                <text:p>11.7792</text:p>
              </table:table-cell>
              <table:table-cell office:value-type="float" office:value="1.54736">
                <text:p>1.547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58">
                <text:p>12.1158</text:p>
              </table:table-cell>
              <table:table-cell office:value-type="float" office:value="-2.74151">
                <text:p>-2.741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7">
                <text:p>12.4527</text:p>
              </table:table-cell>
              <table:table-cell office:value-type="float" office:value="0.888378">
                <text:p>0.8883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89">
                <text:p>12.7889</text:p>
              </table:table-cell>
              <table:table-cell office:value-type="float" office:value="-3.98635">
                <text:p>-3.986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54">
                <text:p>13.1254</text:p>
              </table:table-cell>
              <table:table-cell office:value-type="float" office:value="-4.28089">
                <text:p>-4.280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8">
                <text:p>13.4618</text:p>
              </table:table-cell>
              <table:table-cell office:value-type="float" office:value="-6.01439">
                <text:p>-6.014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9">
                <text:p>13.799</text:p>
              </table:table-cell>
              <table:table-cell office:value-type="float" office:value="-7.54785">
                <text:p>-7.547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">
                <text:p>14.135</text:p>
              </table:table-cell>
              <table:table-cell office:value-type="float" office:value="-1.48293">
                <text:p>-1.482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22">
                <text:p>14.4722</text:p>
              </table:table-cell>
              <table:table-cell office:value-type="float" office:value="-0.12362">
                <text:p>-0.123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83">
                <text:p>14.8083</text:p>
              </table:table-cell>
              <table:table-cell office:value-type="float" office:value="-1.76502">
                <text:p>-1.765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8">
                <text:p>15.1448</text:p>
              </table:table-cell>
              <table:table-cell office:value-type="float" office:value="-4.26913">
                <text:p>-4.269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09">
                <text:p>15.4809</text:p>
              </table:table-cell>
              <table:table-cell office:value-type="float" office:value="-5.05129">
                <text:p>-5.051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87">
                <text:p>15.8187</text:p>
              </table:table-cell>
              <table:table-cell office:value-type="float" office:value="-0.805647">
                <text:p>-0.8056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3">
                <text:p>16.1543</text:p>
              </table:table-cell>
              <table:table-cell office:value-type="float" office:value="-2.58048">
                <text:p>-2.580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07">
                <text:p>16.4907</text:p>
              </table:table-cell>
              <table:table-cell office:value-type="float" office:value="-7.44588">
                <text:p>-7.445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1">
                <text:p>16.8271</text:p>
              </table:table-cell>
              <table:table-cell office:value-type="float" office:value="-5.17409">
                <text:p>-5.174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35">
                <text:p>17.1635</text:p>
              </table:table-cell>
              <table:table-cell office:value-type="float" office:value="-4.54946">
                <text:p>-4.549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8">
                <text:p>17.5008</text:p>
              </table:table-cell>
              <table:table-cell office:value-type="float" office:value="-7.27039">
                <text:p>-7.270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74">
                <text:p>17.8374</text:p>
              </table:table-cell>
              <table:table-cell office:value-type="float" office:value="-0.0939193">
                <text:p>-0.09391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3">
                <text:p>18.1733</text:p>
              </table:table-cell>
              <table:table-cell office:value-type="float" office:value="-3.73826">
                <text:p>-3.738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">
                <text:p>18.51</text:p>
              </table:table-cell>
              <table:table-cell office:value-type="float" office:value="-0.409955">
                <text:p>-0.4099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63">
                <text:p>18.8463</text:p>
              </table:table-cell>
              <table:table-cell office:value-type="float" office:value="-5.619">
                <text:p>-5.6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29">
                <text:p>19.1829</text:p>
              </table:table-cell>
              <table:table-cell office:value-type="float" office:value="-0.52001">
                <text:p>-0.52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5">
                <text:p>19.5195</text:p>
              </table:table-cell>
              <table:table-cell office:value-type="float" office:value="5.13294">
                <text:p>5.132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2">
                <text:p>19.8562</text:p>
              </table:table-cell>
              <table:table-cell office:value-type="float" office:value="-0.625981">
                <text:p>-0.6259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8.392cm" svg:y="4.198cm" style:legend-expansion="high" chart:style-name="ch2"/>
        <chart:plot-area chart:style-name="ch3" table:cell-range-address="PID_Data.AD1:PID_Data.AD59 PID_Data.E1:PID_Data.F1 PID_Data.T1:PID_Data.T59" chart:data-source-has-labels="row" svg:x="1.019cm" svg:y="0.179cm" svg:width="46.354cm" svg:height="8.636cm">
          <chartooo:coordinate-region svg:x="1.931cm" svg:y="0.378cm" svg:width="45.255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T1:PID_Data.T59" chart:label-cell-address="PID_Data.E1:PID_Data.F1" chart:class="chart:scatter">
            <chart:domain table:cell-range-address="PID_Data.AD1:PID_Data.AD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K_I: -40</text:p>
                <text:list>
                  <text:list-item>
                    <text:p>K_I:</text:p>
                  </text:list-item>
                  <text:list-item>
                    <text:p>-40</text:p>
                  </text:list-item>
                </text:list>
                <draw:g>
                  <svg:desc>PID_Data.E1:PID_Dat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58">
                <text:p>0.33658</text:p>
                <draw:g>
                  <svg:desc>PID_Data.AD1:PID_Data.AD59</svg:desc>
                </draw:g>
              </table:table-cell>
              <table:table-cell office:value-type="float" office:value="-7.75006">
                <text:p>-7.75006</text:p>
                <draw:g>
                  <svg:desc>PID_Data.T1:PID_Data.T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367">
                <text:p>0.67367</text:p>
              </table:table-cell>
              <table:table-cell office:value-type="float" office:value="-12.0753">
                <text:p>-12.0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04">
                <text:p>1.01004</text:p>
              </table:table-cell>
              <table:table-cell office:value-type="float" office:value="-24.3288">
                <text:p>-24.3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673">
                <text:p>1.34673</text:p>
              </table:table-cell>
              <table:table-cell office:value-type="float" office:value="-40.1282">
                <text:p>-40.12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289">
                <text:p>1.68289</text:p>
              </table:table-cell>
              <table:table-cell office:value-type="float" office:value="-41.5858">
                <text:p>-41.58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1939">
                <text:p>2.01939</text:p>
              </table:table-cell>
              <table:table-cell office:value-type="float" office:value="-33.8709">
                <text:p>-33.87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716">
                <text:p>2.35716</text:p>
              </table:table-cell>
              <table:table-cell office:value-type="float" office:value="-51.0408">
                <text:p>-51.04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232">
                <text:p>2.69232</text:p>
              </table:table-cell>
              <table:table-cell office:value-type="float" office:value="-41.2853">
                <text:p>-41.28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">
                <text:p>3.029</text:p>
              </table:table-cell>
              <table:table-cell office:value-type="float" office:value="-28.3107">
                <text:p>-28.3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582">
                <text:p>3.36582</text:p>
              </table:table-cell>
              <table:table-cell office:value-type="float" office:value="-34.8799">
                <text:p>-34.8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66">
                <text:p>3.70266</text:p>
              </table:table-cell>
              <table:table-cell office:value-type="float" office:value="-51.9586">
                <text:p>-51.95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893">
                <text:p>4.03893</text:p>
              </table:table-cell>
              <table:table-cell office:value-type="float" office:value="-70.2726">
                <text:p>-70.27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62">
                <text:p>4.37562</text:p>
              </table:table-cell>
              <table:table-cell office:value-type="float" office:value="-81.751">
                <text:p>-81.7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68">
                <text:p>4.71168</text:p>
              </table:table-cell>
              <table:table-cell office:value-type="float" office:value="-92.3195">
                <text:p>-92.31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75">
                <text:p>5.04875</text:p>
              </table:table-cell>
              <table:table-cell office:value-type="float" office:value="-94.3682">
                <text:p>-94.3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514">
                <text:p>5.38514</text:p>
              </table:table-cell>
              <table:table-cell office:value-type="float" office:value="-93.6279">
                <text:p>-93.62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17">
                <text:p>5.72117</text:p>
              </table:table-cell>
              <table:table-cell office:value-type="float" office:value="-102.535">
                <text:p>-102.5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772">
                <text:p>6.05772</text:p>
              </table:table-cell>
              <table:table-cell office:value-type="float" office:value="-94.8701">
                <text:p>-94.87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62">
                <text:p>6.39462</text:p>
              </table:table-cell>
              <table:table-cell office:value-type="float" office:value="-86.2724">
                <text:p>-86.27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174">
                <text:p>6.73174</text:p>
              </table:table-cell>
              <table:table-cell office:value-type="float" office:value="-106.142">
                <text:p>-106.1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45">
                <text:p>7.06845</text:p>
              </table:table-cell>
              <table:table-cell office:value-type="float" office:value="-109.437">
                <text:p>-109.4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434">
                <text:p>7.40434</text:p>
              </table:table-cell>
              <table:table-cell office:value-type="float" office:value="-112.564">
                <text:p>-112.5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125">
                <text:p>7.74125</text:p>
              </table:table-cell>
              <table:table-cell office:value-type="float" office:value="-109.362">
                <text:p>-109.3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36">
                <text:p>8.07736</text:p>
              </table:table-cell>
              <table:table-cell office:value-type="float" office:value="-107.556">
                <text:p>-107.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67">
                <text:p>8.41367</text:p>
              </table:table-cell>
              <table:table-cell office:value-type="float" office:value="-104.349">
                <text:p>-104.3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12">
                <text:p>8.75012</text:p>
              </table:table-cell>
              <table:table-cell office:value-type="float" office:value="-114.997">
                <text:p>-114.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687">
                <text:p>9.08687</text:p>
              </table:table-cell>
              <table:table-cell office:value-type="float" office:value="-129.331">
                <text:p>-129.3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358">
                <text:p>9.42358</text:p>
              </table:table-cell>
              <table:table-cell office:value-type="float" office:value="-127.186">
                <text:p>-127.1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25">
                <text:p>9.76025</text:p>
              </table:table-cell>
              <table:table-cell office:value-type="float" office:value="-138.351">
                <text:p>-138.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66">
                <text:p>10.0966</text:p>
              </table:table-cell>
              <table:table-cell office:value-type="float" office:value="-153.58">
                <text:p>-153.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28">
                <text:p>10.4328</text:p>
              </table:table-cell>
              <table:table-cell office:value-type="float" office:value="-150.374">
                <text:p>-150.3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693">
                <text:p>10.7693</text:p>
              </table:table-cell>
              <table:table-cell office:value-type="float" office:value="-157.34">
                <text:p>-157.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63">
                <text:p>11.1063</text:p>
              </table:table-cell>
              <table:table-cell office:value-type="float" office:value="-170.803">
                <text:p>-170.8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24">
                <text:p>11.4424</text:p>
              </table:table-cell>
              <table:table-cell office:value-type="float" office:value="-173.518">
                <text:p>-173.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2">
                <text:p>11.7792</text:p>
              </table:table-cell>
              <table:table-cell office:value-type="float" office:value="-169.352">
                <text:p>-169.3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58">
                <text:p>12.1158</text:p>
              </table:table-cell>
              <table:table-cell office:value-type="float" office:value="-176.733">
                <text:p>-176.7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7">
                <text:p>12.4527</text:p>
              </table:table-cell>
              <table:table-cell office:value-type="float" office:value="-174.341">
                <text:p>-174.3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89">
                <text:p>12.7889</text:p>
              </table:table-cell>
              <table:table-cell office:value-type="float" office:value="-185.074">
                <text:p>-185.0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54">
                <text:p>13.1254</text:p>
              </table:table-cell>
              <table:table-cell office:value-type="float" office:value="-196.599">
                <text:p>-196.5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8">
                <text:p>13.4618</text:p>
              </table:table-cell>
              <table:table-cell office:value-type="float" office:value="-212.792">
                <text:p>-212.7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9">
                <text:p>13.799</text:p>
              </table:table-cell>
              <table:table-cell office:value-type="float" office:value="-233.113">
                <text:p>-233.1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">
                <text:p>14.135</text:p>
              </table:table-cell>
              <table:table-cell office:value-type="float" office:value="-237.105">
                <text:p>-237.1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22">
                <text:p>14.4722</text:p>
              </table:table-cell>
              <table:table-cell office:value-type="float" office:value="-237.438">
                <text:p>-237.4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83">
                <text:p>14.8083</text:p>
              </table:table-cell>
              <table:table-cell office:value-type="float" office:value="-242.19">
                <text:p>-242.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8">
                <text:p>15.1448</text:p>
              </table:table-cell>
              <table:table-cell office:value-type="float" office:value="-253.684">
                <text:p>-253.6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09">
                <text:p>15.4809</text:p>
              </table:table-cell>
              <table:table-cell office:value-type="float" office:value="-267.284">
                <text:p>-267.2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87">
                <text:p>15.8187</text:p>
              </table:table-cell>
              <table:table-cell office:value-type="float" office:value="-269.453">
                <text:p>-269.4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3">
                <text:p>16.1543</text:p>
              </table:table-cell>
              <table:table-cell office:value-type="float" office:value="-276.4">
                <text:p>-276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07">
                <text:p>16.4907</text:p>
              </table:table-cell>
              <table:table-cell office:value-type="float" office:value="-296.447">
                <text:p>-296.4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1">
                <text:p>16.8271</text:p>
              </table:table-cell>
              <table:table-cell office:value-type="float" office:value="-310.377">
                <text:p>-310.3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35">
                <text:p>17.1635</text:p>
              </table:table-cell>
              <table:table-cell office:value-type="float" office:value="-322.626">
                <text:p>-322.6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8">
                <text:p>17.5008</text:p>
              </table:table-cell>
              <table:table-cell office:value-type="float" office:value="-342.2">
                <text:p>-342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74">
                <text:p>17.8374</text:p>
              </table:table-cell>
              <table:table-cell office:value-type="float" office:value="-342.453">
                <text:p>-342.4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3">
                <text:p>18.1733</text:p>
              </table:table-cell>
              <table:table-cell office:value-type="float" office:value="-352.517">
                <text:p>-352.5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">
                <text:p>18.51</text:p>
              </table:table-cell>
              <table:table-cell office:value-type="float" office:value="-353.621">
                <text:p>-353.6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63">
                <text:p>18.8463</text:p>
              </table:table-cell>
              <table:table-cell office:value-type="float" office:value="-368.749">
                <text:p>-368.7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29">
                <text:p>19.1829</text:p>
              </table:table-cell>
              <table:table-cell office:value-type="float" office:value="-370.149">
                <text:p>-370.1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5">
                <text:p>19.5195</text:p>
              </table:table-cell>
              <table:table-cell office:value-type="float" office:value="-356.33">
                <text:p>-356.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2">
                <text:p>19.8562</text:p>
              </table:table-cell>
              <table:table-cell office:value-type="float" office:value="-358.015">
                <text:p>-358.0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8.551cm" svg:y="4.198cm" style:legend-expansion="high" chart:style-name="ch2"/>
        <chart:plot-area chart:style-name="ch3" table:cell-range-address="PID_Data.AD1:PID_Data.AD59 PID_Data.G1:PID_Data.H1 PID_Data.V1:PID_Data.V59" chart:data-source-has-labels="row" svg:x="1.019cm" svg:y="0.179cm" svg:width="46.513cm" svg:height="8.636cm">
          <chartooo:coordinate-region svg:x="1.746cm" svg:y="0.378cm" svg:width="45.6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V1:PID_Data.V59" chart:label-cell-address="PID_Data.G1:PID_Data.H1" chart:class="chart:scatter">
            <chart:domain table:cell-range-address="PID_Data.AD1:PID_Data.AD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K_D: 0</text:p>
                <text:list>
                  <text:list-item>
                    <text:p>K_D:</text:p>
                  </text:list-item>
                  <text:list-item>
                    <text:p>0</text:p>
                  </text:list-item>
                </text:list>
                <draw:g>
                  <svg:desc>PID_Data.G1:PID_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58">
                <text:p>0.33658</text:p>
                <draw:g>
                  <svg:desc>PID_Data.AD1:PID_Data.AD59</svg:desc>
                </draw:g>
              </table:table-cell>
              <table:table-cell office:value-type="float" office:value="0">
                <text:p>0</text:p>
                <draw:g>
                  <svg:desc>PID_Data.V1:PID_Data.V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367">
                <text:p>0.6736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04">
                <text:p>1.0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673">
                <text:p>1.34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289">
                <text:p>1.6828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1939">
                <text:p>2.0193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716">
                <text:p>2.35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232">
                <text:p>2.692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">
                <text:p>3.02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582">
                <text:p>3.36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66">
                <text:p>3.7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893">
                <text:p>4.03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62">
                <text:p>4.375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68">
                <text:p>4.711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75">
                <text:p>5.048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514">
                <text:p>5.385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17">
                <text:p>5.72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772">
                <text:p>6.057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62">
                <text:p>6.394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174">
                <text:p>6.73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45">
                <text:p>7.068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434">
                <text:p>7.404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125">
                <text:p>7.741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36">
                <text:p>8.07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67">
                <text:p>8.4136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12">
                <text:p>8.75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687">
                <text:p>9.08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358">
                <text:p>9.423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25">
                <text:p>9.76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66">
                <text:p>10.0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28">
                <text:p>10.43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693">
                <text:p>10.7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63">
                <text:p>11.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24">
                <text:p>11.44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2">
                <text:p>11.77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58">
                <text:p>12.1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7">
                <text:p>12.452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89">
                <text:p>12.7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54">
                <text:p>13.1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8">
                <text:p>13.4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9">
                <text:p>13.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">
                <text:p>14.13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22">
                <text:p>14.47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83">
                <text:p>14.8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8">
                <text:p>15.1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09">
                <text:p>15.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87">
                <text:p>15.818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3">
                <text:p>16.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07">
                <text:p>16.4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1">
                <text:p>16.827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35">
                <text:p>17.163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8">
                <text:p>17.5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74">
                <text:p>17.83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3">
                <text:p>18.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">
                <text:p>18.5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63">
                <text:p>18.8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29">
                <text:p>19.182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5">
                <text:p>19.519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2">
                <text:p>19.856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